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adornments="Regular" style:font-charset="x-symbol"/>
    <style:font-face style:name="Liberation Mono" svg:font-family="'Liberation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16.539cm" fo:min-width="1.484cm"/>
    </style:style>
    <style:style style:name="gr2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16.539cm" fo:min-width="37.407cm" style:protect="position size"/>
    </style:style>
    <style:style style:name="gr3" style:family="graphic" style:parent-style-name="standard">
      <style:graphic-properties svg:stroke-width="0.106cm" svg:stroke-color="#999999" draw:marker-start-width="0.359cm" draw:marker-end-width="0.359cm" draw:fill="none" draw:fill-color="#dddddd" draw:opacity="50%" draw:textarea-horizontal-align="justify" draw:textarea-vertical-align="middle" draw:auto-grow-height="false" fo:min-height="1.183cm" fo:min-width="9.545cm" fo:padding-top="0.178cm" fo:padding-bottom="0.178cm" fo:padding-left="0.303cm" fo:padding-right="0.303cm" style:protect="position size"/>
    </style:style>
    <style:style style:name="gr4" style:family="graphic" style:parent-style-name="standard">
      <style:graphic-properties svg:stroke-width="0.106cm" svg:stroke-color="#999999" draw:marker-start-width="0.359cm" draw:marker-end-width="0.359cm" draw:fill-color="#eeeeee" draw:opacity="50%" draw:textarea-horizontal-align="justify" draw:textarea-vertical-align="middle" draw:auto-grow-height="false" fo:min-height="1.183cm" fo:min-width="9.545cm" fo:padding-top="0.178cm" fo:padding-bottom="0.178cm" fo:padding-left="0.303cm" fo:padding-right="0.303cm" style:protect="position size"/>
    </style:style>
    <style:style style:name="gr5" style:family="graphic" style:parent-style-name="standard">
      <style:graphic-properties svg:stroke-width="0.106cm" svg:stroke-color="#999999" draw:marker-start-width="0.359cm" draw:marker-end-width="0.359cm" draw:fill-color="#ccff99" draw:textarea-horizontal-align="justify" draw:textarea-vertical-align="middle" draw:auto-grow-height="false" fo:min-height="1.183cm" fo:min-width="9.545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999999" draw:marker-start-width="0.359cm" draw:marker-end-width="0.359cm" draw:fill-color="#666666" draw:opacity="50%" draw:textarea-horizontal-align="justify" draw:textarea-vertical-align="middle" draw:auto-grow-height="false" fo:min-height="1.183cm" fo:min-width="9.545cm" fo:padding-top="0.178cm" fo:padding-bottom="0.178cm" fo:padding-left="0.303cm" fo:padding-right="0.303cm" style:protect="position size"/>
    </style:style>
    <style:style style:name="gr7" style:family="graphic" style:parent-style-name="standard">
      <style:graphic-properties svg:stroke-width="0.106cm" svg:stroke-color="#999999" draw:marker-start-width="0.359cm" draw:marker-end-width="0.359cm" draw:fill="solid" draw:fill-color="#666666" draw:textarea-horizontal-align="justify" draw:textarea-vertical-align="middle" draw:auto-grow-height="false" fo:min-height="1.183cm" fo:min-width="9.545cm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999999" draw:marker-start-width="0.359cm" draw:marker-end-width="0.359cm" draw:fill-color="#ffff66" draw:textarea-horizontal-align="justify" draw:textarea-vertical-align="middle" draw:auto-grow-height="false" fo:min-height="1.183cm" fo:min-width="9.545cm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svg:stroke-color="#999999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999999" draw:marker-start-width="0.359cm" draw:marker-end-width="0.359cm" draw:fill-color="#ffffff" draw:textarea-horizontal-align="justify" draw:textarea-vertical-align="middle" draw:auto-grow-height="false" fo:min-height="1.183cm" fo:min-width="9.545cm" fo:padding-top="0.178cm" fo:padding-bottom="0.178cm" fo:padding-left="0.303cm" fo:padding-right="0.303cm" style:protect="position size"/>
    </style:style>
    <style:style style:name="gr11" style:family="graphic" style:parent-style-name="standard">
      <style:graphic-properties svg:stroke-width="0.106cm" svg:stroke-color="#999999" draw:marker-start-width="0.359cm" draw:marker-end-width="0.359cm" draw:fill="solid" draw:fill-color="#666666" draw:textarea-horizontal-align="justify" draw:textarea-vertical-align="middle" draw:auto-grow-height="false" fo:min-height="1.183cm" fo:min-width="9.545cm" fo:padding-top="0.178cm" fo:padding-bottom="0.178cm" fo:padding-left="0.303cm" fo:padding-right="0.303cm" style:protect="position 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draw:fill="none" fo:min-height="2.826cm"/>
    </style:style>
    <style:style style:name="gr14" style:family="graphic" style:parent-style-name="standard">
      <style:graphic-properties svg:stroke-width="0.106cm" svg:stroke-color="#999999" draw:marker-start-width="0.359cm" draw:marker-end-width="0.359cm" draw:fill-color="#66ff66" draw:textarea-horizontal-align="justify" draw:textarea-vertical-align="middle" draw:auto-grow-height="false" fo:min-height="1.183cm" fo:min-width="9.545cm" fo:padding-top="0.178cm" fo:padding-bottom="0.178cm" fo:padding-left="0.303cm" fo:padding-right="0.303cm" draw:shadow="visible"/>
    </style:style>
    <style:style style:name="gr15" style:family="graphic" style:parent-style-name="standard">
      <style:graphic-properties svg:stroke-width="0.106cm" svg:stroke-color="#999999" draw:marker-start-width="0.359cm" draw:marker-end-width="0.359cm" draw:fill-color="#ffffcc" draw:textarea-horizontal-align="justify" draw:textarea-vertical-align="middle" draw:auto-grow-height="false" fo:min-height="1.183cm" fo:min-width="9.545cm" fo:padding-top="0.178cm" fo:padding-bottom="0.178cm" fo:padding-left="0.303cm" fo:padding-right="0.303cm"/>
    </style:style>
    <style:style style:name="gr16" style:family="graphic" style:parent-style-name="standard">
      <style:graphic-properties svg:stroke-width="0.106cm" svg:stroke-color="#999999" draw:marker-start-width="0.359cm" draw:marker-end-width="0.359cm" draw:fill-color="#ffcc00" draw:textarea-horizontal-align="justify" draw:textarea-vertical-align="middle" draw:auto-grow-height="false" fo:min-height="1.183cm" fo:min-width="9.545cm" fo:padding-top="0.178cm" fo:padding-bottom="0.178cm" fo:padding-left="0.303cm" fo:padding-right="0.303cm" draw:shadow="visib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dddddd" draw:opacity="50%"/>
      <style:paragraph-properties fo:text-align="center"/>
      <style:text-properties style:font-name="Liberation Mono" fo:font-size="36pt" style:font-size-asian="40pt" style:font-size-complex="40pt"/>
    </style:style>
    <style:style style:name="P3" style:family="paragraph">
      <style:paragraph-properties fo:text-align="center"/>
      <style:text-properties fo:color="#999999" fo:font-size="36pt" style:font-size-asian="40pt" style:font-size-complex="40pt"/>
    </style:style>
    <style:style style:name="P4" style:family="paragraph">
      <loext:graphic-properties draw:fill-color="#eeeeee" draw:opacity="50%"/>
      <style:paragraph-properties fo:text-align="center"/>
      <style:text-properties fo:color="#999999" style:font-name="Liberation Mono" fo:font-size="36pt" style:font-size-asian="40pt" style:font-size-complex="40pt"/>
    </style:style>
    <style:style style:name="P5" style:family="paragraph">
      <style:paragraph-properties fo:text-align="center"/>
      <style:text-properties fo:font-size="36pt"/>
    </style:style>
    <style:style style:name="P6" style:family="paragraph">
      <loext:graphic-properties draw:fill-color="#ccff99"/>
      <style:paragraph-properties fo:text-align="center"/>
      <style:text-properties style:font-name="Liberation Mono" fo:font-size="36pt" style:font-size-asian="40pt" style:font-size-complex="40pt"/>
    </style:style>
    <style:style style:name="P7" style:family="paragraph">
      <style:paragraph-properties fo:text-align="center"/>
      <style:text-properties fo:color="#ffffff" fo:font-size="36pt"/>
    </style:style>
    <style:style style:name="P8" style:family="paragraph">
      <loext:graphic-properties draw:fill-color="#666666" draw:opacity="50%"/>
      <style:paragraph-properties fo:text-align="center"/>
      <style:text-properties fo:color="#ffffff" style:font-name="Liberation Mono" fo:font-size="36pt" style:font-size-asian="40pt" style:font-size-complex="40pt"/>
    </style:style>
    <style:style style:name="P9" style:family="paragraph">
      <style:paragraph-properties fo:text-align="center"/>
      <style:text-properties style:font-name="Liberation Mono" fo:font-size="36pt" style:font-size-asian="40pt" style:font-size-complex="40pt"/>
    </style:style>
    <style:style style:name="P10" style:family="paragraph">
      <loext:graphic-properties draw:fill="solid" draw:fill-color="#666666"/>
      <style:paragraph-properties fo:text-align="center"/>
      <style:text-properties style:font-name="Liberation Mono" fo:font-size="36pt" style:font-size-asian="40pt" style:font-size-complex="40pt"/>
    </style:style>
    <style:style style:name="P11" style:family="paragraph">
      <loext:graphic-properties draw:fill-color="#ffff66"/>
      <style:paragraph-properties fo:text-align="center"/>
      <style:text-properties style:font-name="Liberation Mono" fo:font-size="36pt" style:font-size-asian="40pt" style:font-size-complex="40pt"/>
    </style:style>
    <style:style style:name="P12" style:family="paragraph">
      <loext:graphic-properties draw:fill="solid" draw:fill-color="#666666"/>
      <style:paragraph-properties fo:text-align="center"/>
      <style:text-properties fo:color="#ffffff" style:font-name="Liberation Mono" fo:font-size="36pt" style:font-size-asian="40pt" style:font-size-complex="4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paragraph-properties fo:text-align="center"/>
      <style:text-properties style:font-name="Liberation Mono" fo:font-size="36pt" style:font-size-asian="40pt" style:font-size-complex="40pt"/>
    </style:style>
    <style:style style:name="P15" style:family="paragraph">
      <style:text-properties fo:font-size="88pt" style:font-size-asian="88pt" style:font-size-complex="88pt"/>
    </style:style>
    <style:style style:name="P16" style:family="paragraph">
      <loext:graphic-properties draw:fill="none" draw:fill-color="#ffffff"/>
      <style:text-properties fo:font-size="88pt" style:font-size-asian="88pt" style:font-size-complex="88pt"/>
    </style:style>
    <style:style style:name="P17" style:family="paragraph">
      <loext:graphic-properties draw:fill="none"/>
    </style:style>
    <style:style style:name="P18" style:family="paragraph">
      <loext:graphic-properties draw:fill-color="#66ff66"/>
      <style:paragraph-properties fo:text-align="center"/>
      <style:text-properties style:font-name="Liberation Mono" fo:font-size="36pt" style:font-size-asian="40pt" style:font-size-complex="40pt"/>
    </style:style>
    <style:style style:name="P19" style:family="paragraph">
      <style:text-properties fo:font-size="18pt"/>
    </style:style>
    <style:style style:name="P20" style:family="paragraph">
      <loext:graphic-properties draw:fill="none"/>
      <style:text-properties fo:font-size="18pt"/>
    </style:style>
    <style:style style:name="P21" style:family="paragraph">
      <loext:graphic-properties draw:fill-color="#ffffcc"/>
      <style:paragraph-properties fo:text-align="center"/>
      <style:text-properties style:font-name="Liberation Mono" fo:font-size="36pt" style:font-size-asian="40pt" style:font-size-complex="40pt"/>
    </style:style>
    <style:style style:name="P22" style:family="paragraph">
      <loext:graphic-properties draw:fill-color="#ffcc00"/>
      <style:paragraph-properties fo:text-align="center"/>
      <style:text-properties style:font-name="Liberation Mono" fo:font-size="36pt" style:font-size-asian="40pt" style:font-size-complex="40pt"/>
    </style:style>
    <style:style style:name="P23" style:family="paragraph">
      <style:text-properties fo:font-size="48pt" style:font-size-asian="48pt" style:font-size-complex="48pt"/>
    </style:style>
    <style:style style:name="P24" style:family="paragraph">
      <loext:graphic-properties draw:fill="none" draw:fill-color="#ffffff"/>
      <style:text-properties fo:font-size="48pt" fo:font-weight="bold" style:font-size-asian="48pt" style:font-weight-asian="bold" style:font-size-complex="48pt" style:font-weight-complex="bold"/>
    </style:style>
    <style:style style:name="P25" style:family="paragraph">
      <loext:graphic-properties draw:fill="none" draw:fill-color="#ffffff"/>
      <style:text-properties fo:font-size="48pt" style:font-size-asian="48pt" style:font-size-complex="48pt"/>
    </style:style>
    <style:style style:name="T1" style:family="text">
      <style:text-properties style:font-name="Liberation Mono"/>
    </style:style>
    <style:style style:name="T2" style:family="text">
      <style:text-properties style:font-name="Liberation Mono" fo:font-size="36pt" style:font-size-asian="40pt" style:font-size-complex="40pt"/>
    </style:style>
    <style:style style:name="T3" style:family="text">
      <style:text-properties fo:color="#ffffff"/>
    </style:style>
    <style:style style:name="T4" style:family="text">
      <style:text-properties fo:font-size="88pt" style:font-size-asian="88pt" style:font-size-complex="88pt"/>
    </style:style>
    <style:style style:name="T5" style:family="text">
      <style:text-properties fo:color="#00cc00" style:font-name="Webdings" fo:font-size="80pt" style:font-name-asian="Webdings" style:font-size-asian="80pt" style:font-name-complex="Webdings" style:font-size-complex="80pt"/>
    </style:style>
    <style:style style:name="T6" style:family="text">
      <style:text-properties fo:color="#ff3333" style:font-name="Webdings" fo:font-size="48pt" style:font-name-asian="Webdings" style:font-size-asian="48pt" style:font-name-complex="Webdings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0" draw:style-name="dp1" draw:master-page-name="Default">
        <draw:custom-shape draw:style-name="gr1" draw:text-style-name="P1" draw:layer="layout" svg:width="1.984cm" svg:height="16.789cm" svg:x="38.203cm" svg:y="1.8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7.907cm" svg:height="16.789cm" svg:x="1.78cm" svg:y="1.8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151cm" svg:height="1.539cm" svg:x="16.139cm" svg:y="5.7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7.245cm">
          <text:p text:style-name="P3"><text:span text:style-name="T1">M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5.004cm">
          <text:p text:style-name="P3"><text:span text:style-name="T1">M7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0.323cm">
          <text:p text:style-name="P3"><text:span text:style-name="T1">M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3.465cm">
          <text:p text:style-name="P3"><text:span text:style-name="T1">M6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1.901cm">
          <text:p text:style-name="P3"><text:span text:style-name="T1">M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8.784cm">
          <text:p text:style-name="P3"><text:span text:style-name="T1">M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0.151cm" svg:height="1.539cm" svg:x="2.383cm" svg:y="5.338cm">
          <text:p text:style-name="P5"><text:span text:style-name="T2">Pág 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0.151cm" svg:height="1.539cm" svg:x="2.383cm" svg:y="8.416cm">
          <text:p text:style-name="P5"><text:span text:style-name="T2">Pág </text:span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0.151cm" svg:height="1.539cm" svg:x="2.383cm" svg:y="9.955cm">
          <text:p text:style-name="P5"><text:span text:style-name="T2">Pág </text:span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0.151cm" svg:height="1.539cm" svg:x="2.383cm" svg:y="6.877cm">
          <text:p text:style-name="P5"><text:span text:style-name="T2">Pág 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0.151cm" svg:height="1.539cm" svg:x="16.139cm" svg:y="4.206cm">
          <text:p text:style-name="P7"><text:span text:style-name="T2">M0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0.151cm" svg:height="1.539cm" svg:x="16.139cm" svg:y="5.745cm">
          <text:p text:style-name="P7"><text:span text:style-name="T2">M1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0.151cm" svg:height="1.539cm" svg:x="2.383cm" svg:y="13.599cm">
          <text:p text:style-name="P9"><text:span text:style-name="T3">Pág 1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0.151cm" svg:height="1.539cm" svg:x="2.383cm" svg:y="15.138cm">
          <text:p text:style-name="P5"><text:span text:style-name="T2">Pág 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0.151cm" svg:height="1.539cm" svg:x="2.383cm" svg:y="16.677cm">
          <text:p text:style-name="P5"><text:span text:style-name="T2">Pág 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0.151cm" svg:height="1.539cm" svg:x="2.383cm" svg:y="12.099cm">
          <text:p text:style-name="P9"><text:span text:style-name="T3">Pág 0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0.151cm" svg:height="1.539cm" svg:x="2.383cm" svg:y="3.799cm">
          <text:p text:style-name="P9"><text:span text:style-name="T3">Pág 1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0.151cm" svg:height="1.539cm" svg:x="2.383cm" svg:y="2.299cm">
          <text:p text:style-name="P9"><text:span text:style-name="T3">Pág 0</text:span></text:p>
          <draw:enhanced-geometry svg:viewBox="0 0 21600 21600" draw:type="rectangle" draw:enhanced-path="M 0 0 L 21600 0 21600 21600 0 21600 0 0 Z N"/>
        </draw:custom-shape>
        <draw:connector draw:style-name="gr9" draw:text-style-name="P13" draw:layer="layout" draw:type="line" svg:x1="14.492cm" svg:y1="-7.833cm" svg:x2="18.097cm" svg:y2="-5.926cm" svg:d="M14492-7833l3605 1907" svg:viewBox="0 0 3606 1908">
          <text:p/>
        </draw:connector>
        <draw:connector draw:style-name="gr9" draw:text-style-name="P13" draw:layer="layout" draw:type="line" svg:x1="14.492cm" svg:y1="-6.333cm" svg:x2="18.097cm" svg:y2="-4.387cm" svg:d="M14492-6333l3605 1946" svg:viewBox="0 0 3606 1947">
          <text:p/>
        </draw:connector>
        <draw:connector draw:style-name="gr9" draw:text-style-name="P13" draw:layer="layout" draw:type="line" svg:x1="15.454cm" svg:y1="-0.535cm" svg:x2="19.059cm" svg:y2="-8.428cm" svg:d="M15454-535l3605-7893" svg:viewBox="0 0 3606 7894">
          <text:p/>
        </draw:connector>
        <draw:connector draw:style-name="gr9" draw:text-style-name="P13" draw:layer="layout" draw:type="line" svg:x1="17.33cm" svg:y1="-0.285cm" svg:x2="20.935cm" svg:y2="-8.139cm" svg:d="M17330-285l3605-7854" svg:viewBox="0 0 3606 7855">
          <text:p/>
        </draw:connector>
        <draw:connector draw:style-name="gr9" draw:text-style-name="P13" draw:layer="layout" draw:type="line" svg:x1="25.516cm" svg:y1="-0.554cm" svg:x2="22.744cm" svg:y2="-6.927cm" svg:d="M25516-554l-2772-6373" svg:viewBox="0 0 2773 6374">
          <text:p/>
        </draw:connector>
        <draw:connector draw:style-name="gr9" draw:text-style-name="P13" draw:layer="layout" draw:type="line" svg:x1="25.516cm" svg:y1="-2.054cm" svg:x2="22.744cm" svg:y2="-8.466cm" svg:d="M25516-2054l-2772-6412" svg:viewBox="0 0 2773 6413">
          <text:p/>
        </draw:connector>
        <draw:custom-shape draw:style-name="gr5" draw:text-style-name="P6" draw:layer="layout" svg:width="10.151cm" svg:height="1.539cm" svg:x="16.139cm" svg:y="7.245cm">
          <text:p text:style-name="P5"><text:span text:style-name="T2">Pág 2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0.151cm" svg:height="1.539cm" svg:x="16.139cm" svg:y="8.784cm">
          <text:p text:style-name="P5"><text:span text:style-name="T2">Pág 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0.151cm" svg:height="1.539cm" svg:x="16.139cm" svg:y="11.926cm">
          <text:p text:style-name="P5"><text:span text:style-name="T2">Pág 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0.151cm" svg:height="1.539cm" svg:x="29.062cm" svg:y="13.65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0.151cm" svg:height="1.539cm" svg:x="29.062cm" svg:y="16.7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0.151cm" svg:height="1.539cm" svg:x="29.062cm" svg:y="15.1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0.151cm" svg:height="1.539cm" svg:x="29.062cm" svg:y="12.117cm">
          <text:p text:style-name="P9"><text:span text:style-name="T3">Intercambio</text:span></text:p>
          <draw:enhanced-geometry svg:viewBox="0 0 21600 21600" draw:type="rectangle" draw:enhanced-path="M 0 0 L 21600 0 21600 21600 0 21600 0 0 Z N"/>
        </draw:custom-shape>
        <draw:frame draw:style-name="gr12" draw:text-style-name="P16" draw:layer="layout" svg:width="2.229cm" svg:height="3.718cm" svg:x="29.7cm" svg:y="-2.213cm">
          <draw:text-box>
            <text:p text:style-name="P15"><text:span text:style-name="T4">0</text:span></text:p>
          </draw:text-box>
        </draw:frame>
        <draw:frame draw:style-name="gr13" draw:text-style-name="P17" draw:layer="layout" svg:width="3.326cm" svg:height="3.076cm" svg:x="10.071cm" svg:y="4.603cm">
          <draw:text-box>
            <text:p><text:span text:style-name="T5"></text:span></text:p>
          </draw:text-box>
        </draw:frame>
        <draw:frame draw:style-name="gr13" draw:text-style-name="P17" draw:layer="layout" svg:width="3.326cm" svg:height="3.076cm" svg:x="10.071cm" svg:y="14.358cm">
          <draw:text-box>
            <text:p><text:span text:style-name="T5"></text:span></text:p>
          </draw:text-box>
        </draw:frame>
        <draw:frame draw:style-name="gr13" draw:text-style-name="P17" draw:layer="layout" svg:width="3.326cm" svg:height="3.076cm" svg:x="10.071cm" svg:y="15.812cm">
          <draw:text-box>
            <text:p><text:span text:style-name="T5"></text:span></text:p>
          </draw:text-box>
        </draw:frame>
      </draw:page>
      <draw:page draw:name="1" draw:style-name="dp1" draw:master-page-name="Default">
        <draw:custom-shape draw:style-name="gr1" draw:text-style-name="P1" draw:layer="layout" svg:width="1.984cm" svg:height="16.789cm" svg:x="38.203cm" svg:y="1.8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7.907cm" svg:height="16.789cm" svg:x="1.78cm" svg:y="1.8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151cm" svg:height="1.539cm" svg:x="16.139cm" svg:y="5.7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7.245cm">
          <text:p text:style-name="P3"><text:span text:style-name="T1">M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5.004cm">
          <text:p text:style-name="P3"><text:span text:style-name="T1">M7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0.323cm">
          <text:p text:style-name="P3"><text:span text:style-name="T1">M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3.465cm">
          <text:p text:style-name="P3"><text:span text:style-name="T1">M6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1.901cm">
          <text:p text:style-name="P3"><text:span text:style-name="T1">M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8.784cm">
          <text:p text:style-name="P3"><text:span text:style-name="T1">M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0.151cm" svg:height="1.539cm" svg:x="2.383cm" svg:y="5.338cm">
          <text:p text:style-name="P5"><text:span text:style-name="T2">Pág 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0.151cm" svg:height="1.539cm" svg:x="2.383cm" svg:y="8.416cm">
          <text:p text:style-name="P5"><text:span text:style-name="T2">Pág </text:span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0.151cm" svg:height="1.539cm" svg:x="2.383cm" svg:y="9.955cm">
          <text:p text:style-name="P5"><text:span text:style-name="T2">Pág </text:span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0.151cm" svg:height="1.539cm" svg:x="16.139cm" svg:y="4.206cm">
          <text:p text:style-name="P7"><text:span text:style-name="T2">M0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0.151cm" svg:height="1.539cm" svg:x="16.139cm" svg:y="5.745cm">
          <text:p text:style-name="P7"><text:span text:style-name="T2">M1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0.151cm" svg:height="1.539cm" svg:x="2.383cm" svg:y="13.599cm">
          <text:p text:style-name="P9"><text:span text:style-name="T3">Pág 1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0.151cm" svg:height="1.539cm" svg:x="2.383cm" svg:y="15.138cm">
          <text:p text:style-name="P5"><text:span text:style-name="T2">Pág 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0.151cm" svg:height="1.539cm" svg:x="2.383cm" svg:y="16.677cm">
          <text:p text:style-name="P5"><text:span text:style-name="T2">Pág 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0.151cm" svg:height="1.539cm" svg:x="2.383cm" svg:y="12.099cm">
          <text:p text:style-name="P9"><text:span text:style-name="T3">Pág 0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0.151cm" svg:height="1.539cm" svg:x="2.383cm" svg:y="3.799cm">
          <text:p text:style-name="P9"><text:span text:style-name="T3">Pág 1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0.151cm" svg:height="1.539cm" svg:x="2.383cm" svg:y="2.299cm">
          <text:p text:style-name="P9"><text:span text:style-name="T3">Pág 0</text:span></text:p>
          <draw:enhanced-geometry svg:viewBox="0 0 21600 21600" draw:type="rectangle" draw:enhanced-path="M 0 0 L 21600 0 21600 21600 0 21600 0 0 Z N"/>
        </draw:custom-shape>
        <draw:connector draw:style-name="gr9" draw:text-style-name="P13" draw:layer="layout" draw:type="line" svg:x1="14.492cm" svg:y1="-7.833cm" svg:x2="18.097cm" svg:y2="-5.926cm" svg:d="M14492-7833l3605 1907" svg:viewBox="0 0 3606 1908">
          <text:p/>
        </draw:connector>
        <draw:connector draw:style-name="gr9" draw:text-style-name="P13" draw:layer="layout" draw:type="line" svg:x1="14.492cm" svg:y1="-6.333cm" svg:x2="18.097cm" svg:y2="-4.387cm" svg:d="M14492-6333l3605 1946" svg:viewBox="0 0 3606 1947">
          <text:p/>
        </draw:connector>
        <draw:connector draw:style-name="gr9" draw:text-style-name="P13" draw:layer="layout" draw:type="line" svg:x1="15.454cm" svg:y1="-0.535cm" svg:x2="19.059cm" svg:y2="-8.428cm" svg:d="M15454-535l3605-7893" svg:viewBox="0 0 3606 7894">
          <text:p/>
        </draw:connector>
        <draw:connector draw:style-name="gr9" draw:text-style-name="P13" draw:layer="layout" draw:type="line" svg:x1="17.33cm" svg:y1="-0.285cm" svg:x2="20.935cm" svg:y2="-8.139cm" svg:d="M17330-285l3605-7854" svg:viewBox="0 0 3606 7855">
          <text:p/>
        </draw:connector>
        <draw:connector draw:style-name="gr9" draw:text-style-name="P13" draw:layer="layout" draw:type="line" svg:x1="25.516cm" svg:y1="-0.554cm" svg:x2="22.744cm" svg:y2="-6.927cm" svg:d="M25516-554l-2772-6373" svg:viewBox="0 0 2773 6374">
          <text:p/>
        </draw:connector>
        <draw:connector draw:style-name="gr9" draw:text-style-name="P13" draw:layer="layout" draw:type="line" svg:x1="25.516cm" svg:y1="-2.054cm" svg:x2="22.744cm" svg:y2="-8.466cm" svg:d="M25516-2054l-2772-6412" svg:viewBox="0 0 2773 6413">
          <text:p/>
        </draw:connector>
        <draw:custom-shape draw:style-name="gr5" draw:text-style-name="P6" draw:layer="layout" svg:width="10.151cm" svg:height="1.539cm" svg:x="16.139cm" svg:y="7.245cm">
          <text:p text:style-name="P5"><text:span text:style-name="T2">Pág 2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0.151cm" svg:height="1.539cm" svg:x="16.139cm" svg:y="8.784cm">
          <text:p text:style-name="P5"><text:span text:style-name="T2">Pág 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0.151cm" svg:height="1.539cm" svg:x="16.139cm" svg:y="11.926cm">
          <text:p text:style-name="P5"><text:span text:style-name="T2">Pág 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0.151cm" svg:height="1.539cm" svg:x="29.062cm" svg:y="13.65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0.151cm" svg:height="1.539cm" svg:x="29.062cm" svg:y="16.7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0.151cm" svg:height="1.539cm" svg:x="29.062cm" svg:y="15.1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0.151cm" svg:height="1.539cm" svg:x="29.062cm" svg:y="12.117cm">
          <text:p text:style-name="P9"><text:span text:style-name="T3">Intercambio</text:span></text:p>
          <draw:enhanced-geometry svg:viewBox="0 0 21600 21600" draw:type="rectangle" draw:enhanced-path="M 0 0 L 21600 0 21600 21600 0 21600 0 0 Z N"/>
        </draw:custom-shape>
        <draw:frame draw:style-name="gr12" draw:text-style-name="P16" draw:layer="layout" svg:width="2.229cm" svg:height="3.718cm" svg:x="29.701cm" svg:y="-2.213cm">
          <draw:text-box>
            <text:p text:style-name="P15"><text:span text:style-name="T4">1</text:span></text:p>
          </draw:text-box>
        </draw:frame>
        <draw:frame draw:style-name="gr13" draw:text-style-name="P17" draw:layer="layout" svg:width="3.326cm" svg:height="3.076cm" svg:x="10.071cm" svg:y="4.604cm">
          <draw:text-box>
            <text:p><text:span text:style-name="T5"></text:span></text:p>
          </draw:text-box>
        </draw:frame>
        <draw:frame draw:style-name="gr13" draw:text-style-name="P17" draw:layer="layout" svg:width="3.326cm" svg:height="3.076cm" svg:x="10.071cm" svg:y="14.359cm">
          <draw:text-box>
            <text:p><text:span text:style-name="T5"></text:span></text:p>
          </draw:text-box>
        </draw:frame>
        <draw:frame draw:style-name="gr13" draw:text-style-name="P17" draw:layer="layout" svg:width="3.326cm" svg:height="3.076cm" svg:x="10.071cm" svg:y="15.813cm">
          <draw:text-box>
            <text:p><text:span text:style-name="T5"></text:span></text:p>
          </draw:text-box>
        </draw:frame>
        <draw:custom-shape draw:style-name="gr14" draw:text-style-name="P18" draw:layer="layout" svg:width="10.151cm" svg:height="1.539cm" svg:x="2.183cm" svg:y="6.677cm">
          <text:p text:style-name="P5"><text:span text:style-name="T2">Pág </text:span><text:span text:style-name="T2">3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1" draw:layer="layout" svg:width="1.984cm" svg:height="16.789cm" svg:x="38.203cm" svg:y="1.8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7.907cm" svg:height="16.789cm" svg:x="1.78cm" svg:y="1.8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151cm" svg:height="1.539cm" svg:x="16.139cm" svg:y="5.7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7.245cm">
          <text:p text:style-name="P3"><text:span text:style-name="T1">M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5.004cm">
          <text:p text:style-name="P3"><text:span text:style-name="T1">M7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0.323cm">
          <text:p text:style-name="P3"><text:span text:style-name="T1">M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3.465cm">
          <text:p text:style-name="P3"><text:span text:style-name="T1">M6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1.901cm">
          <text:p text:style-name="P3"><text:span text:style-name="T1">M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8.784cm">
          <text:p text:style-name="P3"><text:span text:style-name="T1">M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0.151cm" svg:height="1.539cm" svg:x="2.383cm" svg:y="5.338cm">
          <text:p text:style-name="P5"><text:span text:style-name="T2">Pág 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0.151cm" svg:height="1.539cm" svg:x="2.383cm" svg:y="8.416cm">
          <text:p text:style-name="P5"><text:span text:style-name="T2">Pág </text:span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0.151cm" svg:height="1.539cm" svg:x="2.383cm" svg:y="9.955cm">
          <text:p text:style-name="P5"><text:span text:style-name="T2">Pág </text:span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0.151cm" svg:height="1.539cm" svg:x="2.383cm" svg:y="6.877cm">
          <text:p text:style-name="P5"><text:span text:style-name="T2">Pág 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0.151cm" svg:height="1.539cm" svg:x="16.139cm" svg:y="4.206cm">
          <text:p text:style-name="P7"><text:span text:style-name="T2">M0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0.151cm" svg:height="1.539cm" svg:x="16.139cm" svg:y="5.745cm">
          <text:p text:style-name="P7"><text:span text:style-name="T2">M1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0.151cm" svg:height="1.539cm" svg:x="2.383cm" svg:y="13.599cm">
          <text:p text:style-name="P9"><text:span text:style-name="T3">Pág 1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0.151cm" svg:height="1.539cm" svg:x="2.383cm" svg:y="15.138cm">
          <text:p text:style-name="P5"><text:span text:style-name="T2">Pág 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0.151cm" svg:height="1.539cm" svg:x="2.383cm" svg:y="16.677cm">
          <text:p text:style-name="P5"><text:span text:style-name="T2">Pág 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0.151cm" svg:height="1.539cm" svg:x="2.383cm" svg:y="12.099cm">
          <text:p text:style-name="P9"><text:span text:style-name="T3">Pág 0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0.151cm" svg:height="1.539cm" svg:x="2.383cm" svg:y="3.799cm">
          <text:p text:style-name="P9"><text:span text:style-name="T3">Pág 1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0.151cm" svg:height="1.539cm" svg:x="2.383cm" svg:y="2.299cm">
          <text:p text:style-name="P9"><text:span text:style-name="T3">Pág 0</text:span></text:p>
          <draw:enhanced-geometry svg:viewBox="0 0 21600 21600" draw:type="rectangle" draw:enhanced-path="M 0 0 L 21600 0 21600 21600 0 21600 0 0 Z N"/>
        </draw:custom-shape>
        <draw:connector draw:style-name="gr9" draw:text-style-name="P13" draw:layer="layout" draw:type="line" svg:x1="14.492cm" svg:y1="-7.833cm" svg:x2="18.097cm" svg:y2="-5.926cm" svg:d="M14492-7833l3605 1907" svg:viewBox="0 0 3606 1908">
          <text:p/>
        </draw:connector>
        <draw:connector draw:style-name="gr9" draw:text-style-name="P13" draw:layer="layout" draw:type="line" svg:x1="14.492cm" svg:y1="-6.333cm" svg:x2="18.097cm" svg:y2="-4.387cm" svg:d="M14492-6333l3605 1946" svg:viewBox="0 0 3606 1947">
          <text:p/>
        </draw:connector>
        <draw:connector draw:style-name="gr9" draw:text-style-name="P13" draw:layer="layout" draw:type="line" svg:x1="15.454cm" svg:y1="-0.535cm" svg:x2="19.059cm" svg:y2="-8.428cm" svg:d="M15454-535l3605-7893" svg:viewBox="0 0 3606 7894">
          <text:p/>
        </draw:connector>
        <draw:connector draw:style-name="gr9" draw:text-style-name="P13" draw:layer="layout" draw:type="line" svg:x1="17.33cm" svg:y1="-0.285cm" svg:x2="20.935cm" svg:y2="-8.139cm" svg:d="M17330-285l3605-7854" svg:viewBox="0 0 3606 7855">
          <text:p/>
        </draw:connector>
        <draw:connector draw:style-name="gr9" draw:text-style-name="P13" draw:layer="layout" draw:type="line" svg:x1="25.516cm" svg:y1="-0.554cm" svg:x2="22.744cm" svg:y2="-6.927cm" svg:d="M25516-554l-2772-6373" svg:viewBox="0 0 2773 6374">
          <text:p/>
        </draw:connector>
        <draw:connector draw:style-name="gr9" draw:text-style-name="P13" draw:layer="layout" draw:type="line" svg:x1="25.516cm" svg:y1="-2.054cm" svg:x2="22.744cm" svg:y2="-8.466cm" svg:d="M25516-2054l-2772-6412" svg:viewBox="0 0 2773 6413">
          <text:p/>
        </draw:connector>
        <draw:custom-shape draw:style-name="gr5" draw:text-style-name="P6" draw:layer="layout" svg:width="10.151cm" svg:height="1.539cm" svg:x="16.139cm" svg:y="7.245cm">
          <text:p text:style-name="P5"><text:span text:style-name="T2">Pág 2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0.151cm" svg:height="1.539cm" svg:x="16.139cm" svg:y="8.784cm">
          <text:p text:style-name="P5"><text:span text:style-name="T2">Pág 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0.151cm" svg:height="1.539cm" svg:x="16.139cm" svg:y="11.926cm">
          <text:p text:style-name="P5"><text:span text:style-name="T2">Pág 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0.151cm" svg:height="1.539cm" svg:x="16.139cm" svg:y="13.465cm">
          <text:p text:style-name="P5"><text:span text:style-name="T2">Pág 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0.151cm" svg:height="1.539cm" svg:x="29.062cm" svg:y="13.65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0.151cm" svg:height="1.539cm" svg:x="29.062cm" svg:y="16.7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0.151cm" svg:height="1.539cm" svg:x="29.062cm" svg:y="15.1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0.151cm" svg:height="1.539cm" svg:x="29.062cm" svg:y="12.117cm">
          <text:p text:style-name="P9"><text:span text:style-name="T3">Intercambio</text:span></text:p>
          <draw:enhanced-geometry svg:viewBox="0 0 21600 21600" draw:type="rectangle" draw:enhanced-path="M 0 0 L 21600 0 21600 21600 0 21600 0 0 Z N"/>
        </draw:custom-shape>
        <draw:frame draw:style-name="gr12" draw:text-style-name="P16" draw:layer="layout" svg:width="2.229cm" svg:height="3.718cm" svg:x="29.7cm" svg:y="-2.213cm">
          <draw:text-box>
            <text:p text:style-name="P15"><text:span text:style-name="T4">2</text:span></text:p>
          </draw:text-box>
        </draw:frame>
        <draw:frame draw:style-name="gr13" draw:text-style-name="P20" draw:layer="layout" svg:width="3.326cm" svg:height="3.076cm" svg:x="10.071cm" svg:y="4.606cm">
          <draw:text-box>
            <text:p text:style-name="P19"><text:span text:style-name="T5"></text:span></text:p>
          </draw:text-box>
        </draw:frame>
        <draw:frame draw:style-name="gr13" draw:text-style-name="P20" draw:layer="layout" svg:width="3.326cm" svg:height="3.076cm" svg:x="10.071cm" svg:y="14.361cm">
          <draw:text-box>
            <text:p text:style-name="P19"><text:span text:style-name="T5"></text:span></text:p>
          </draw:text-box>
        </draw:frame>
        <draw:frame draw:style-name="gr13" draw:text-style-name="P20" draw:layer="layout" svg:width="3.326cm" svg:height="3.076cm" svg:x="10.071cm" svg:y="15.815cm">
          <draw:text-box>
            <text:p text:style-name="P19"><text:span text:style-name="T5"></text:span></text:p>
          </draw:text-box>
        </draw:frame>
        <draw:frame draw:style-name="gr13" draw:text-style-name="P20" draw:layer="layout" svg:width="3.326cm" svg:height="3.076cm" svg:x="10.071cm" svg:y="6.106cm">
          <draw:text-box>
            <text:p text:style-name="P19"><text:span text:style-name="T5"></text:span></text:p>
          </draw:text-box>
        </draw:frame>
      </draw:page>
      <draw:page draw:name="page4" draw:style-name="dp1" draw:master-page-name="Default">
        <draw:custom-shape draw:style-name="gr1" draw:text-style-name="P1" draw:layer="layout" svg:width="1.984cm" svg:height="16.789cm" svg:x="38.203cm" svg:y="1.8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5.004cm">
          <text:p text:style-name="P3"><text:span text:style-name="T1">M7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7.907cm" svg:height="16.789cm" svg:x="1.78cm" svg:y="1.8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151cm" svg:height="1.539cm" svg:x="16.139cm" svg:y="5.7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7.245cm">
          <text:p text:style-name="P3"><text:span text:style-name="T1">M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5.004cm">
          <text:p text:style-name="P3"><text:span text:style-name="T1">M7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0.323cm">
          <text:p text:style-name="P3"><text:span text:style-name="T1">M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3.465cm">
          <text:p text:style-name="P3"><text:span text:style-name="T1">M6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1.901cm">
          <text:p text:style-name="P3"><text:span text:style-name="T1">M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8.784cm">
          <text:p text:style-name="P3"><text:span text:style-name="T1">M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0.151cm" svg:height="1.539cm" svg:x="2.383cm" svg:y="5.338cm">
          <text:p text:style-name="P5"><text:span text:style-name="T2">Pág 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0.151cm" svg:height="1.539cm" svg:x="2.383cm" svg:y="8.416cm">
          <text:p text:style-name="P5"><text:span text:style-name="T2">Pág </text:span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0.151cm" svg:height="1.539cm" svg:x="2.383cm" svg:y="9.955cm">
          <text:p text:style-name="P5"><text:span text:style-name="T2">Pág </text:span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0.151cm" svg:height="1.539cm" svg:x="2.383cm" svg:y="6.877cm">
          <text:p text:style-name="P5"><text:span text:style-name="T2">Pág 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0.151cm" svg:height="1.539cm" svg:x="16.139cm" svg:y="4.206cm">
          <text:p text:style-name="P7"><text:span text:style-name="T2">M0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0.151cm" svg:height="1.539cm" svg:x="16.139cm" svg:y="5.745cm">
          <text:p text:style-name="P7"><text:span text:style-name="T2">M1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0.151cm" svg:height="1.539cm" svg:x="2.383cm" svg:y="13.599cm">
          <text:p text:style-name="P9"><text:span text:style-name="T3">Pág 1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0.151cm" svg:height="1.539cm" svg:x="2.383cm" svg:y="15.138cm">
          <text:p text:style-name="P5"><text:span text:style-name="T2">Pág 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0.151cm" svg:height="1.539cm" svg:x="2.383cm" svg:y="16.677cm">
          <text:p text:style-name="P5"><text:span text:style-name="T2">Pág 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0.151cm" svg:height="1.539cm" svg:x="2.383cm" svg:y="12.099cm">
          <text:p text:style-name="P9"><text:span text:style-name="T3">Pág 0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0.151cm" svg:height="1.539cm" svg:x="2.383cm" svg:y="3.799cm">
          <text:p text:style-name="P9"><text:span text:style-name="T3">Pág 1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0.151cm" svg:height="1.539cm" svg:x="2.383cm" svg:y="2.299cm">
          <text:p text:style-name="P9"><text:span text:style-name="T3">Pág 0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0.151cm" svg:height="1.539cm" svg:x="29.062cm" svg:y="3.765cm">
          <text:p text:style-name="P9"><text:span text:style-name="T3">Pág 1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0.151cm" svg:height="1.539cm" svg:x="29.062cm" svg:y="2.265cm">
          <text:p text:style-name="P9"><text:span text:style-name="T3">Pág 0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0.151cm" svg:height="1.539cm" svg:x="29.062cm" svg:y="13.65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0.151cm" svg:height="1.539cm" svg:x="29.062cm" svg:y="16.7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0.151cm" svg:height="1.539cm" svg:x="29.062cm" svg:y="15.19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0.151cm" svg:height="1.539cm" svg:x="29.062cm" svg:y="12.118cm">
          <text:p text:style-name="P9"><text:span text:style-name="T3">Intercambio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10.151cm" svg:height="1.539cm" svg:x="29.062cm" svg:y="8.382cm">
          <text:p text:style-name="P5"><text:span text:style-name="T2">Pág </text:span><text:span text:style-name="T2">4</text:span></text:p>
          <draw:enhanced-geometry svg:viewBox="0 0 21600 21600" draw:type="rectangle" draw:enhanced-path="M 0 0 L 21600 0 21600 21600 0 21600 0 0 Z N"/>
        </draw:custom-shape>
        <draw:connector draw:style-name="gr9" draw:text-style-name="P13" draw:layer="layout" draw:type="line" svg:x1="14.492cm" svg:y1="-7.833cm" svg:x2="18.097cm" svg:y2="-5.926cm" svg:d="M14492-7833l3605 1907" svg:viewBox="0 0 3606 1908">
          <text:p/>
        </draw:connector>
        <draw:connector draw:style-name="gr9" draw:text-style-name="P13" draw:layer="layout" draw:type="line" svg:x1="14.492cm" svg:y1="-6.333cm" svg:x2="18.097cm" svg:y2="-4.387cm" svg:d="M14492-6333l3605 1946" svg:viewBox="0 0 3606 1947">
          <text:p/>
        </draw:connector>
        <draw:connector draw:style-name="gr9" draw:text-style-name="P13" draw:layer="layout" draw:type="line" svg:x1="15.454cm" svg:y1="-0.535cm" svg:x2="19.059cm" svg:y2="-8.428cm" svg:d="M15454-535l3605-7893" svg:viewBox="0 0 3606 7894">
          <text:p/>
        </draw:connector>
        <draw:connector draw:style-name="gr9" draw:text-style-name="P13" draw:layer="layout" draw:type="line" svg:x1="17.33cm" svg:y1="-0.285cm" svg:x2="20.935cm" svg:y2="-8.139cm" svg:d="M17330-285l3605-7854" svg:viewBox="0 0 3606 7855">
          <text:p/>
        </draw:connector>
        <draw:connector draw:style-name="gr9" draw:text-style-name="P13" draw:layer="layout" draw:type="line" svg:x1="25.516cm" svg:y1="-0.554cm" svg:x2="22.744cm" svg:y2="-6.927cm" svg:d="M25516-554l-2772-6373" svg:viewBox="0 0 2773 6374">
          <text:p/>
        </draw:connector>
        <draw:connector draw:style-name="gr9" draw:text-style-name="P13" draw:layer="layout" draw:type="line" svg:x1="25.516cm" svg:y1="-2.054cm" svg:x2="22.744cm" svg:y2="-8.466cm" svg:d="M25516-2054l-2772-6412" svg:viewBox="0 0 2773 6413">
          <text:p/>
        </draw:connector>
        <draw:custom-shape draw:style-name="gr3" draw:text-style-name="P2" draw:layer="layout" svg:width="10.151cm" svg:height="1.539cm" svg:x="16.139cm" svg:y="5.7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7.245cm">
          <text:p text:style-name="P3"><text:span text:style-name="T1">M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0.357cm">
          <text:p text:style-name="P3"><text:span text:style-name="T1">M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3.465cm">
          <text:p text:style-name="P3"><text:span text:style-name="T1">M6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1.901cm">
          <text:p text:style-name="P3"><text:span text:style-name="T1">M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8.784cm">
          <text:p text:style-name="P3"><text:span text:style-name="T1">M3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0.151cm" svg:height="1.539cm" svg:x="16.139cm" svg:y="4.206cm">
          <text:p text:style-name="P7"><text:span text:style-name="T2">M0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0.151cm" svg:height="1.539cm" svg:x="16.139cm" svg:y="5.745cm">
          <text:p text:style-name="P7"><text:span text:style-name="T2">M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0.151cm" svg:height="1.539cm" svg:x="16.139cm" svg:y="7.245cm">
          <text:p text:style-name="P5"><text:span text:style-name="T2">Pág 2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0.151cm" svg:height="1.539cm" svg:x="16.139cm" svg:y="8.801cm">
          <text:p text:style-name="P5"><text:span text:style-name="T2">Pág 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0.151cm" svg:height="1.539cm" svg:x="16.139cm" svg:y="11.913cm">
          <text:p text:style-name="P5"><text:span text:style-name="T2">Pág 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0.151cm" svg:height="1.539cm" svg:x="16.139cm" svg:y="13.469cm">
          <text:p text:style-name="P5"><text:span text:style-name="T2">Pág </text:span><text:span text:style-name="T2">3</text:span></text:p>
          <draw:enhanced-geometry svg:viewBox="0 0 21600 21600" draw:type="rectangle" draw:enhanced-path="M 0 0 L 21600 0 21600 21600 0 21600 0 0 Z N"/>
        </draw:custom-shape>
        <draw:frame draw:style-name="gr12" draw:text-style-name="P16" draw:layer="layout" svg:width="2.229cm" svg:height="3.718cm" svg:x="29.701cm" svg:y="-2.213cm">
          <draw:text-box>
            <text:p text:style-name="P15"><text:span text:style-name="T4">3</text:span></text:p>
          </draw:text-box>
        </draw:frame>
        <draw:custom-shape draw:style-name="gr15" draw:text-style-name="P21" draw:layer="layout" svg:width="10.151cm" svg:height="1.539cm" svg:x="29.062cm" svg:y="6.843cm">
          <text:p text:style-name="P5"><text:span text:style-name="T2">Pág 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10.151cm" svg:height="1.539cm" svg:x="28.862cm" svg:y="5.104cm">
          <text:p text:style-name="P5"><text:span text:style-name="T2">Pág </text:span><text:span text:style-name="T2">2</text:span></text:p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3.326cm" svg:height="3.076cm" svg:x="10.071cm" svg:y="4.607cm">
          <draw:text-box>
            <text:p text:style-name="P19"><text:span text:style-name="T5"></text:span></text:p>
          </draw:text-box>
        </draw:frame>
        <draw:frame draw:style-name="gr13" draw:text-style-name="P20" draw:layer="layout" svg:width="3.326cm" svg:height="3.076cm" svg:x="10.071cm" svg:y="14.362cm">
          <draw:text-box>
            <text:p text:style-name="P19"><text:span text:style-name="T5"></text:span></text:p>
          </draw:text-box>
        </draw:frame>
        <draw:frame draw:style-name="gr13" draw:text-style-name="P20" draw:layer="layout" svg:width="3.326cm" svg:height="3.076cm" svg:x="10.071cm" svg:y="15.816cm">
          <draw:text-box>
            <text:p text:style-name="P19"><text:span text:style-name="T5"></text:span></text:p>
          </draw:text-box>
        </draw:frame>
        <draw:frame draw:style-name="gr13" draw:text-style-name="P20" draw:layer="layout" svg:width="3.326cm" svg:height="3.076cm" svg:x="10.071cm" svg:y="6.107cm">
          <draw:text-box>
            <text:p text:style-name="P19"><text:span text:style-name="T5"></text:span></text:p>
          </draw:text-box>
        </draw:frame>
      </draw:page>
      <draw:page draw:name="page5" draw:style-name="dp1" draw:master-page-name="Default">
        <draw:custom-shape draw:style-name="gr1" draw:text-style-name="P1" draw:layer="layout" svg:width="1.984cm" svg:height="16.789cm" svg:x="38.203cm" svg:y="1.8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5.004cm">
          <text:p text:style-name="P3"><text:span text:style-name="T1">M7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7.907cm" svg:height="16.789cm" svg:x="1.78cm" svg:y="1.8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151cm" svg:height="1.539cm" svg:x="16.139cm" svg:y="5.7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7.245cm">
          <text:p text:style-name="P3"><text:span text:style-name="T1">M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5.004cm">
          <text:p text:style-name="P3"><text:span text:style-name="T1">M7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0.323cm">
          <text:p text:style-name="P3"><text:span text:style-name="T1">M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3.465cm">
          <text:p text:style-name="P3"><text:span text:style-name="T1">M6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1.901cm">
          <text:p text:style-name="P3"><text:span text:style-name="T1">M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8.784cm">
          <text:p text:style-name="P3"><text:span text:style-name="T1">M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0.151cm" svg:height="1.539cm" svg:x="2.383cm" svg:y="5.338cm">
          <text:p text:style-name="P5"><text:span text:style-name="T2">Pág 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0.151cm" svg:height="1.539cm" svg:x="2.383cm" svg:y="8.416cm">
          <text:p text:style-name="P5"><text:span text:style-name="T2">Pág </text:span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0.151cm" svg:height="1.539cm" svg:x="2.383cm" svg:y="9.955cm">
          <text:p text:style-name="P5"><text:span text:style-name="T2">Pág </text:span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0.151cm" svg:height="1.539cm" svg:x="2.383cm" svg:y="6.877cm">
          <text:p text:style-name="P5"><text:span text:style-name="T2">Pág 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0.151cm" svg:height="1.539cm" svg:x="16.139cm" svg:y="4.206cm">
          <text:p text:style-name="P7"><text:span text:style-name="T2">M0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0.151cm" svg:height="1.539cm" svg:x="16.139cm" svg:y="5.745cm">
          <text:p text:style-name="P7"><text:span text:style-name="T2">M1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0.151cm" svg:height="1.539cm" svg:x="2.383cm" svg:y="13.599cm">
          <text:p text:style-name="P9"><text:span text:style-name="T3">Pág 1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0.151cm" svg:height="1.539cm" svg:x="2.383cm" svg:y="15.138cm">
          <text:p text:style-name="P5"><text:span text:style-name="T2">Pág 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0.151cm" svg:height="1.539cm" svg:x="2.383cm" svg:y="16.677cm">
          <text:p text:style-name="P5"><text:span text:style-name="T2">Pág 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0.151cm" svg:height="1.539cm" svg:x="2.383cm" svg:y="12.099cm">
          <text:p text:style-name="P9"><text:span text:style-name="T3">Pág 0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0.151cm" svg:height="1.539cm" svg:x="2.383cm" svg:y="3.799cm">
          <text:p text:style-name="P9"><text:span text:style-name="T3">Pág 1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0.151cm" svg:height="1.539cm" svg:x="2.383cm" svg:y="2.299cm">
          <text:p text:style-name="P9"><text:span text:style-name="T3">Pág 0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0.151cm" svg:height="1.539cm" svg:x="29.062cm" svg:y="3.765cm">
          <text:p text:style-name="P9"><text:span text:style-name="T3">Pág 1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10.151cm" svg:height="1.539cm" svg:x="29.062cm" svg:y="5.304cm">
          <text:p text:style-name="P5"><text:span text:style-name="T2">Pág 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0.151cm" svg:height="1.539cm" svg:x="29.062cm" svg:y="2.265cm">
          <text:p text:style-name="P9"><text:span text:style-name="T3">Pág 0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0.151cm" svg:height="1.539cm" svg:x="29.062cm" svg:y="13.65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0.151cm" svg:height="1.539cm" svg:x="29.062cm" svg:y="16.7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0.151cm" svg:height="1.539cm" svg:x="29.062cm" svg:y="15.19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0.151cm" svg:height="1.539cm" svg:x="29.062cm" svg:y="12.118cm">
          <text:p text:style-name="P9"><text:span text:style-name="T3">Intercambio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10.151cm" svg:height="1.539cm" svg:x="29.062cm" svg:y="8.382cm">
          <text:p text:style-name="P5"><text:span text:style-name="T2">Pág </text:span><text:span text:style-name="T2">4</text:span></text:p>
          <draw:enhanced-geometry svg:viewBox="0 0 21600 21600" draw:type="rectangle" draw:enhanced-path="M 0 0 L 21600 0 21600 21600 0 21600 0 0 Z N"/>
        </draw:custom-shape>
        <draw:connector draw:style-name="gr9" draw:text-style-name="P13" draw:layer="layout" draw:type="line" svg:x1="14.492cm" svg:y1="-7.833cm" svg:x2="18.097cm" svg:y2="-5.926cm" svg:d="M14492-7833l3605 1907" svg:viewBox="0 0 3606 1908">
          <text:p/>
        </draw:connector>
        <draw:connector draw:style-name="gr9" draw:text-style-name="P13" draw:layer="layout" draw:type="line" svg:x1="14.492cm" svg:y1="-6.333cm" svg:x2="18.097cm" svg:y2="-4.387cm" svg:d="M14492-6333l3605 1946" svg:viewBox="0 0 3606 1947">
          <text:p/>
        </draw:connector>
        <draw:connector draw:style-name="gr9" draw:text-style-name="P13" draw:layer="layout" draw:type="line" svg:x1="15.454cm" svg:y1="-0.535cm" svg:x2="19.059cm" svg:y2="-8.428cm" svg:d="M15454-535l3605-7893" svg:viewBox="0 0 3606 7894">
          <text:p/>
        </draw:connector>
        <draw:connector draw:style-name="gr9" draw:text-style-name="P13" draw:layer="layout" draw:type="line" svg:x1="17.33cm" svg:y1="-0.285cm" svg:x2="20.935cm" svg:y2="-8.139cm" svg:d="M17330-285l3605-7854" svg:viewBox="0 0 3606 7855">
          <text:p/>
        </draw:connector>
        <draw:connector draw:style-name="gr9" draw:text-style-name="P13" draw:layer="layout" draw:type="line" svg:x1="25.516cm" svg:y1="-0.554cm" svg:x2="22.744cm" svg:y2="-6.927cm" svg:d="M25516-554l-2772-6373" svg:viewBox="0 0 2773 6374">
          <text:p/>
        </draw:connector>
        <draw:connector draw:style-name="gr9" draw:text-style-name="P13" draw:layer="layout" draw:type="line" svg:x1="25.516cm" svg:y1="-2.054cm" svg:x2="22.744cm" svg:y2="-8.466cm" svg:d="M25516-2054l-2772-6412" svg:viewBox="0 0 2773 6413">
          <text:p/>
        </draw:connector>
        <draw:custom-shape draw:style-name="gr3" draw:text-style-name="P2" draw:layer="layout" svg:width="10.151cm" svg:height="1.539cm" svg:x="16.139cm" svg:y="5.7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7.245cm">
          <text:p text:style-name="P3"><text:span text:style-name="T1">M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0.323cm">
          <text:p text:style-name="P3"><text:span text:style-name="T1">M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3.465cm">
          <text:p text:style-name="P3"><text:span text:style-name="T1">M6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1.901cm">
          <text:p text:style-name="P3"><text:span text:style-name="T1">M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8.784cm">
          <text:p text:style-name="P3"><text:span text:style-name="T1">M3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0.151cm" svg:height="1.539cm" svg:x="16.139cm" svg:y="4.206cm">
          <text:p text:style-name="P7"><text:span text:style-name="T2">M0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0.151cm" svg:height="1.539cm" svg:x="16.139cm" svg:y="5.745cm">
          <text:p text:style-name="P7"><text:span text:style-name="T2">M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0.151cm" svg:height="1.539cm" svg:x="16.139cm" svg:y="7.245cm">
          <text:p text:style-name="P5"><text:span text:style-name="T2">Pág 2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0.151cm" svg:height="1.539cm" svg:x="16.139cm" svg:y="11.993cm">
          <text:p text:style-name="P5"><text:span text:style-name="T2">Pág 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0.151cm" svg:height="1.539cm" svg:x="16.139cm" svg:y="13.469cm">
          <text:p text:style-name="P5"><text:span text:style-name="T2">Pág </text:span><text:span text:style-name="T2">3</text:span></text:p>
          <draw:enhanced-geometry svg:viewBox="0 0 21600 21600" draw:type="rectangle" draw:enhanced-path="M 0 0 L 21600 0 21600 21600 0 21600 0 0 Z N"/>
        </draw:custom-shape>
        <draw:frame draw:style-name="gr12" draw:text-style-name="P16" draw:layer="layout" svg:width="2.229cm" svg:height="3.718cm" svg:x="29.701cm" svg:y="-2.213cm">
          <draw:text-box>
            <text:p text:style-name="P15"><text:span text:style-name="T4">4</text:span></text:p>
          </draw:text-box>
        </draw:frame>
        <draw:frame draw:style-name="gr13" draw:text-style-name="P20" draw:layer="layout" svg:width="3.326cm" svg:height="3.076cm" svg:x="10.071cm" svg:y="4.608cm">
          <draw:text-box>
            <text:p text:style-name="P19"><text:span text:style-name="T5"></text:span></text:p>
          </draw:text-box>
        </draw:frame>
        <draw:frame draw:style-name="gr13" draw:text-style-name="P20" draw:layer="layout" svg:width="3.326cm" svg:height="3.076cm" svg:x="10.071cm" svg:y="14.363cm">
          <draw:text-box>
            <text:p text:style-name="P19"><text:span text:style-name="T5"></text:span></text:p>
          </draw:text-box>
        </draw:frame>
        <draw:frame draw:style-name="gr13" draw:text-style-name="P20" draw:layer="layout" svg:width="3.326cm" svg:height="3.076cm" svg:x="10.071cm" svg:y="15.817cm">
          <draw:text-box>
            <text:p text:style-name="P19"><text:span text:style-name="T5"></text:span></text:p>
          </draw:text-box>
        </draw:frame>
        <draw:frame draw:style-name="gr13" draw:text-style-name="P20" draw:layer="layout" svg:width="3.326cm" svg:height="3.076cm" svg:x="10.071cm" svg:y="6.108cm">
          <draw:text-box>
            <text:p text:style-name="P19"><text:span text:style-name="T5"></text:span></text:p>
          </draw:text-box>
        </draw:frame>
        <draw:frame draw:style-name="gr13" draw:text-style-name="P20" draw:layer="layout" svg:width="3.326cm" svg:height="3.076cm" svg:x="36.728cm" svg:y="4.506cm">
          <draw:text-box>
            <text:p text:style-name="P19"><text:span text:style-name="T5"></text:span></text:p>
          </draw:text-box>
        </draw:frame>
        <draw:custom-shape draw:style-name="gr16" draw:text-style-name="P22" draw:layer="layout" svg:width="10.151cm" svg:height="1.539cm" svg:x="28.862cm" svg:y="6.643cm">
          <text:p text:style-name="P5"><text:span text:style-name="T2">Pág 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10.151cm" svg:height="1.539cm" svg:x="16.139cm" svg:y="10.41cm">
          <text:p text:style-name="P5"><text:span text:style-name="T2">Pág 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0.151cm" svg:height="1.539cm" svg:x="16.139cm" svg:y="8.828cm">
          <text:p text:style-name="P5"><text:span text:style-name="T2">Pág </text:span><text:span text:style-name="T2">2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1" draw:text-style-name="P1" draw:layer="layout" svg:width="1.984cm" svg:height="16.789cm" svg:x="38.203cm" svg:y="1.8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5.004cm">
          <text:p text:style-name="P3"><text:span text:style-name="T1">M7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7.907cm" svg:height="16.789cm" svg:x="1.78cm" svg:y="1.8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151cm" svg:height="1.539cm" svg:x="16.139cm" svg:y="5.7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7.245cm">
          <text:p text:style-name="P3"><text:span text:style-name="T1">M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5.004cm">
          <text:p text:style-name="P3"><text:span text:style-name="T1">M7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0.323cm">
          <text:p text:style-name="P3"><text:span text:style-name="T1">M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3.465cm">
          <text:p text:style-name="P3"><text:span text:style-name="T1">M6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1.901cm">
          <text:p text:style-name="P3"><text:span text:style-name="T1">M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8.784cm">
          <text:p text:style-name="P3"><text:span text:style-name="T1">M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0.151cm" svg:height="1.539cm" svg:x="2.383cm" svg:y="5.338cm">
          <text:p text:style-name="P5"><text:span text:style-name="T2">Pág 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0.151cm" svg:height="1.539cm" svg:x="2.383cm" svg:y="8.416cm">
          <text:p text:style-name="P5"><text:span text:style-name="T2">Pág </text:span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0.151cm" svg:height="1.539cm" svg:x="2.383cm" svg:y="9.955cm">
          <text:p text:style-name="P5"><text:span text:style-name="T2">Pág </text:span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0.151cm" svg:height="1.539cm" svg:x="2.383cm" svg:y="6.877cm">
          <text:p text:style-name="P5"><text:span text:style-name="T2">Pág 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0.151cm" svg:height="1.539cm" svg:x="16.139cm" svg:y="4.206cm">
          <text:p text:style-name="P7"><text:span text:style-name="T2">M0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0.151cm" svg:height="1.539cm" svg:x="16.139cm" svg:y="5.745cm">
          <text:p text:style-name="P7"><text:span text:style-name="T2">M1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0.151cm" svg:height="1.539cm" svg:x="2.383cm" svg:y="13.599cm">
          <text:p text:style-name="P9"><text:span text:style-name="T3">Pág 1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0.151cm" svg:height="1.539cm" svg:x="2.383cm" svg:y="15.138cm">
          <text:p text:style-name="P5"><text:span text:style-name="T2">Pág 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0.151cm" svg:height="1.539cm" svg:x="2.383cm" svg:y="16.677cm">
          <text:p text:style-name="P5"><text:span text:style-name="T2">Pág 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0.151cm" svg:height="1.539cm" svg:x="2.383cm" svg:y="12.099cm">
          <text:p text:style-name="P9"><text:span text:style-name="T3">Pág 0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0.151cm" svg:height="1.539cm" svg:x="2.383cm" svg:y="3.799cm">
          <text:p text:style-name="P9"><text:span text:style-name="T3">Pág 1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0.151cm" svg:height="1.539cm" svg:x="2.383cm" svg:y="2.299cm">
          <text:p text:style-name="P9"><text:span text:style-name="T3">Pág 0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0.151cm" svg:height="1.539cm" svg:x="29.062cm" svg:y="3.765cm">
          <text:p text:style-name="P9"><text:span text:style-name="T3">Pág 1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10.151cm" svg:height="1.539cm" svg:x="29.062cm" svg:y="5.304cm">
          <text:p text:style-name="P5"><text:span text:style-name="T2">Pág 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10.151cm" svg:height="1.539cm" svg:x="16.139cm" svg:y="15.004cm">
          <text:p text:style-name="P5"><text:span text:style-name="T2">Pág 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0.151cm" svg:height="1.539cm" svg:x="29.062cm" svg:y="2.265cm">
          <text:p text:style-name="P9"><text:span text:style-name="T3">Pág 0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0.151cm" svg:height="1.539cm" svg:x="29.062cm" svg:y="13.65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0.151cm" svg:height="1.539cm" svg:x="29.062cm" svg:y="16.7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0.151cm" svg:height="1.539cm" svg:x="29.062cm" svg:y="15.19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0.151cm" svg:height="1.539cm" svg:x="29.062cm" svg:y="12.118cm">
          <text:p text:style-name="P9"><text:span text:style-name="T3">Intercambio</text:span></text:p>
          <draw:enhanced-geometry svg:viewBox="0 0 21600 21600" draw:type="rectangle" draw:enhanced-path="M 0 0 L 21600 0 21600 21600 0 21600 0 0 Z N"/>
        </draw:custom-shape>
        <draw:connector draw:style-name="gr9" draw:text-style-name="P13" draw:layer="layout" draw:type="line" svg:x1="14.492cm" svg:y1="-7.833cm" svg:x2="18.097cm" svg:y2="-5.926cm" svg:d="M14492-7833l3605 1907" svg:viewBox="0 0 3606 1908">
          <text:p/>
        </draw:connector>
        <draw:connector draw:style-name="gr9" draw:text-style-name="P13" draw:layer="layout" draw:type="line" svg:x1="14.492cm" svg:y1="-6.333cm" svg:x2="18.097cm" svg:y2="-4.387cm" svg:d="M14492-6333l3605 1946" svg:viewBox="0 0 3606 1947">
          <text:p/>
        </draw:connector>
        <draw:connector draw:style-name="gr9" draw:text-style-name="P13" draw:layer="layout" draw:type="line" svg:x1="15.454cm" svg:y1="-0.535cm" svg:x2="19.059cm" svg:y2="-8.428cm" svg:d="M15454-535l3605-7893" svg:viewBox="0 0 3606 7894">
          <text:p/>
        </draw:connector>
        <draw:connector draw:style-name="gr9" draw:text-style-name="P13" draw:layer="layout" draw:type="line" svg:x1="17.33cm" svg:y1="-0.285cm" svg:x2="20.935cm" svg:y2="-8.139cm" svg:d="M17330-285l3605-7854" svg:viewBox="0 0 3606 7855">
          <text:p/>
        </draw:connector>
        <draw:connector draw:style-name="gr9" draw:text-style-name="P13" draw:layer="layout" draw:type="line" svg:x1="25.516cm" svg:y1="-0.554cm" svg:x2="22.744cm" svg:y2="-6.927cm" svg:d="M25516-554l-2772-6373" svg:viewBox="0 0 2773 6374">
          <text:p/>
        </draw:connector>
        <draw:connector draw:style-name="gr9" draw:text-style-name="P13" draw:layer="layout" draw:type="line" svg:x1="25.516cm" svg:y1="-2.054cm" svg:x2="22.744cm" svg:y2="-8.466cm" svg:d="M25516-2054l-2772-6412" svg:viewBox="0 0 2773 6413">
          <text:p/>
        </draw:connector>
        <draw:custom-shape draw:style-name="gr3" draw:text-style-name="P2" draw:layer="layout" svg:width="10.151cm" svg:height="1.539cm" svg:x="16.139cm" svg:y="5.7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7.245cm">
          <text:p text:style-name="P3"><text:span text:style-name="T1">M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0.323cm">
          <text:p text:style-name="P3"><text:span text:style-name="T1">M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3.465cm">
          <text:p text:style-name="P3"><text:span text:style-name="T1">M6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1.901cm">
          <text:p text:style-name="P3"><text:span text:style-name="T1">M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8.784cm">
          <text:p text:style-name="P3"><text:span text:style-name="T1">M3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0.151cm" svg:height="1.539cm" svg:x="16.139cm" svg:y="4.206cm">
          <text:p text:style-name="P7"><text:span text:style-name="T2">M0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0.151cm" svg:height="1.539cm" svg:x="16.139cm" svg:y="5.745cm">
          <text:p text:style-name="P7"><text:span text:style-name="T2">M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0.151cm" svg:height="1.539cm" svg:x="16.139cm" svg:y="7.245cm">
          <text:p text:style-name="P5"><text:span text:style-name="T2">Pág 2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0.151cm" svg:height="1.539cm" svg:x="16.139cm" svg:y="8.784cm">
          <text:p text:style-name="P5"><text:span text:style-name="T2">Pág 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0.151cm" svg:height="1.539cm" svg:x="16.139cm" svg:y="11.93cm">
          <text:p text:style-name="P5"><text:span text:style-name="T2">Pág 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0.151cm" svg:height="1.539cm" svg:x="16.139cm" svg:y="13.469cm">
          <text:p text:style-name="P5"><text:span text:style-name="T2">Pág 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10.151cm" svg:height="1.539cm" svg:x="16.139cm" svg:y="10.362cm">
          <text:p text:style-name="P5"><text:span text:style-name="T2">Pág </text:span><text:span text:style-name="T2">2</text:span></text:p>
          <draw:enhanced-geometry svg:viewBox="0 0 21600 21600" draw:type="rectangle" draw:enhanced-path="M 0 0 L 21600 0 21600 21600 0 21600 0 0 Z N"/>
        </draw:custom-shape>
        <draw:frame draw:style-name="gr12" draw:text-style-name="P16" draw:layer="layout" svg:width="2.229cm" svg:height="3.718cm" svg:x="29.701cm" svg:y="-2.213cm">
          <draw:text-box>
            <text:p text:style-name="P15"><text:span text:style-name="T4">5</text:span></text:p>
          </draw:text-box>
        </draw:frame>
        <draw:custom-shape draw:style-name="gr15" draw:text-style-name="P21" draw:layer="layout" svg:width="10.151cm" svg:height="1.539cm" svg:x="29.062cm" svg:y="6.843cm">
          <text:p text:style-name="P5"><text:span text:style-name="T2">Pág </text:span><text:span text:style-name="T2">3</text:span></text:p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3.326cm" svg:height="3.076cm" svg:x="10.071cm" svg:y="4.609cm">
          <draw:text-box>
            <text:p text:style-name="P19"><text:span text:style-name="T5"></text:span></text:p>
          </draw:text-box>
        </draw:frame>
        <draw:frame draw:style-name="gr13" draw:text-style-name="P20" draw:layer="layout" svg:width="3.326cm" svg:height="3.076cm" svg:x="10.071cm" svg:y="14.364cm">
          <draw:text-box>
            <text:p text:style-name="P19"><text:span text:style-name="T5"></text:span></text:p>
          </draw:text-box>
        </draw:frame>
        <draw:frame draw:style-name="gr13" draw:text-style-name="P20" draw:layer="layout" svg:width="3.326cm" svg:height="3.076cm" svg:x="10.071cm" svg:y="15.818cm">
          <draw:text-box>
            <text:p text:style-name="P19"><text:span text:style-name="T5"></text:span></text:p>
          </draw:text-box>
        </draw:frame>
        <draw:frame draw:style-name="gr13" draw:text-style-name="P20" draw:layer="layout" svg:width="3.326cm" svg:height="3.076cm" svg:x="10.071cm" svg:y="6.109cm">
          <draw:text-box>
            <text:p text:style-name="P19"><text:span text:style-name="T5"></text:span></text:p>
          </draw:text-box>
        </draw:frame>
        <draw:frame draw:style-name="gr13" draw:text-style-name="P20" draw:layer="layout" svg:width="3.326cm" svg:height="3.076cm" svg:x="36.728cm" svg:y="4.506cm">
          <draw:text-box>
            <text:p text:style-name="P19"><text:span text:style-name="T5"></text:span></text:p>
          </draw:text-box>
        </draw:frame>
        <draw:frame draw:style-name="gr13" draw:text-style-name="P20" draw:layer="layout" svg:width="3.326cm" svg:height="3.076cm" svg:x="36.728cm" svg:y="6.106cm">
          <draw:text-box>
            <text:p text:style-name="P19"><text:span text:style-name="T5"></text:span></text:p>
          </draw:text-box>
        </draw:frame>
        <draw:custom-shape draw:style-name="gr16" draw:text-style-name="P22" draw:layer="layout" svg:width="10.151cm" svg:height="1.539cm" svg:x="28.862cm" svg:y="8.182cm">
          <text:p text:style-name="P5"><text:span text:style-name="T2">Pág </text:span><text:span text:style-name="T2">4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1" draw:text-style-name="P1" draw:layer="layout" svg:width="1.984cm" svg:height="16.789cm" svg:x="38.203cm" svg:y="1.8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5.004cm">
          <text:p text:style-name="P3"><text:span text:style-name="T1">M7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7.907cm" svg:height="16.789cm" svg:x="1.78cm" svg:y="1.8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151cm" svg:height="1.539cm" svg:x="16.139cm" svg:y="5.7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7.245cm">
          <text:p text:style-name="P3"><text:span text:style-name="T1">M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5.004cm">
          <text:p text:style-name="P3"><text:span text:style-name="T1">M7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0.323cm">
          <text:p text:style-name="P3"><text:span text:style-name="T1">M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3.465cm">
          <text:p text:style-name="P3"><text:span text:style-name="T1">M6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1.901cm">
          <text:p text:style-name="P3"><text:span text:style-name="T1">M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8.784cm">
          <text:p text:style-name="P3"><text:span text:style-name="T1">M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0.151cm" svg:height="1.539cm" svg:x="2.383cm" svg:y="5.338cm">
          <text:p text:style-name="P5"><text:span text:style-name="T2">Pág 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0.151cm" svg:height="1.539cm" svg:x="2.383cm" svg:y="8.416cm">
          <text:p text:style-name="P5"><text:span text:style-name="T2">Pág </text:span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0.151cm" svg:height="1.539cm" svg:x="2.383cm" svg:y="9.955cm">
          <text:p text:style-name="P5"><text:span text:style-name="T2">Pág </text:span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0.151cm" svg:height="1.539cm" svg:x="2.383cm" svg:y="6.877cm">
          <text:p text:style-name="P5"><text:span text:style-name="T2">Pág 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0.151cm" svg:height="1.539cm" svg:x="16.139cm" svg:y="4.206cm">
          <text:p text:style-name="P7"><text:span text:style-name="T2">M0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0.151cm" svg:height="1.539cm" svg:x="16.139cm" svg:y="5.745cm">
          <text:p text:style-name="P7"><text:span text:style-name="T2">M1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0.151cm" svg:height="1.539cm" svg:x="2.383cm" svg:y="13.599cm">
          <text:p text:style-name="P9"><text:span text:style-name="T3">Pág 1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0.151cm" svg:height="1.539cm" svg:x="2.383cm" svg:y="15.138cm">
          <text:p text:style-name="P5"><text:span text:style-name="T2">Pág 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0.151cm" svg:height="1.539cm" svg:x="2.383cm" svg:y="16.677cm">
          <text:p text:style-name="P5"><text:span text:style-name="T2">Pág 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0.151cm" svg:height="1.539cm" svg:x="2.383cm" svg:y="12.099cm">
          <text:p text:style-name="P9"><text:span text:style-name="T3">Pág 0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0.151cm" svg:height="1.539cm" svg:x="2.383cm" svg:y="3.799cm">
          <text:p text:style-name="P9"><text:span text:style-name="T3">Pág 1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0.151cm" svg:height="1.539cm" svg:x="2.383cm" svg:y="2.299cm">
          <text:p text:style-name="P9"><text:span text:style-name="T3">Pág 0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0.151cm" svg:height="1.539cm" svg:x="29.062cm" svg:y="3.765cm">
          <text:p text:style-name="P9"><text:span text:style-name="T3">Pág 1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10.151cm" svg:height="1.539cm" svg:x="29.062cm" svg:y="5.304cm">
          <text:p text:style-name="P5"><text:span text:style-name="T2">Pág 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10.151cm" svg:height="1.539cm" svg:x="16.139cm" svg:y="15.004cm">
          <text:p text:style-name="P5"><text:span text:style-name="T2">Pág 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0.151cm" svg:height="1.539cm" svg:x="29.062cm" svg:y="2.265cm">
          <text:p text:style-name="P9"><text:span text:style-name="T3">Pág 0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0.151cm" svg:height="1.539cm" svg:x="29.062cm" svg:y="13.65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0.151cm" svg:height="1.539cm" svg:x="29.062cm" svg:y="16.7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0.151cm" svg:height="1.539cm" svg:x="29.062cm" svg:y="15.19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0.151cm" svg:height="1.539cm" svg:x="29.062cm" svg:y="12.118cm">
          <text:p text:style-name="P9"><text:span text:style-name="T3">Intercambio</text:span></text:p>
          <draw:enhanced-geometry svg:viewBox="0 0 21600 21600" draw:type="rectangle" draw:enhanced-path="M 0 0 L 21600 0 21600 21600 0 21600 0 0 Z N"/>
        </draw:custom-shape>
        <draw:connector draw:style-name="gr9" draw:text-style-name="P13" draw:layer="layout" draw:type="line" svg:x1="14.492cm" svg:y1="-7.833cm" svg:x2="18.097cm" svg:y2="-5.926cm" svg:d="M14492-7833l3605 1907" svg:viewBox="0 0 3606 1908">
          <text:p/>
        </draw:connector>
        <draw:connector draw:style-name="gr9" draw:text-style-name="P13" draw:layer="layout" draw:type="line" svg:x1="14.492cm" svg:y1="-6.333cm" svg:x2="18.097cm" svg:y2="-4.387cm" svg:d="M14492-6333l3605 1946" svg:viewBox="0 0 3606 1947">
          <text:p/>
        </draw:connector>
        <draw:connector draw:style-name="gr9" draw:text-style-name="P13" draw:layer="layout" draw:type="line" svg:x1="15.454cm" svg:y1="-0.535cm" svg:x2="19.059cm" svg:y2="-8.428cm" svg:d="M15454-535l3605-7893" svg:viewBox="0 0 3606 7894">
          <text:p/>
        </draw:connector>
        <draw:connector draw:style-name="gr9" draw:text-style-name="P13" draw:layer="layout" draw:type="line" svg:x1="17.33cm" svg:y1="-0.285cm" svg:x2="20.935cm" svg:y2="-8.139cm" svg:d="M17330-285l3605-7854" svg:viewBox="0 0 3606 7855">
          <text:p/>
        </draw:connector>
        <draw:connector draw:style-name="gr9" draw:text-style-name="P13" draw:layer="layout" draw:type="line" svg:x1="25.516cm" svg:y1="-0.554cm" svg:x2="22.744cm" svg:y2="-6.927cm" svg:d="M25516-554l-2772-6373" svg:viewBox="0 0 2773 6374">
          <text:p/>
        </draw:connector>
        <draw:connector draw:style-name="gr9" draw:text-style-name="P13" draw:layer="layout" draw:type="line" svg:x1="25.516cm" svg:y1="-2.054cm" svg:x2="22.744cm" svg:y2="-8.466cm" svg:d="M25516-2054l-2772-6412" svg:viewBox="0 0 2773 6413">
          <text:p/>
        </draw:connector>
        <draw:custom-shape draw:style-name="gr3" draw:text-style-name="P2" draw:layer="layout" svg:width="10.151cm" svg:height="1.539cm" svg:x="16.139cm" svg:y="5.7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7.245cm">
          <text:p text:style-name="P3"><text:span text:style-name="T1">M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0.323cm">
          <text:p text:style-name="P3"><text:span text:style-name="T1">M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3.465cm">
          <text:p text:style-name="P3"><text:span text:style-name="T1">M6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1.901cm">
          <text:p text:style-name="P3"><text:span text:style-name="T1">M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8.784cm">
          <text:p text:style-name="P3"><text:span text:style-name="T1">M3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0.151cm" svg:height="1.539cm" svg:x="16.139cm" svg:y="4.206cm">
          <text:p text:style-name="P7"><text:span text:style-name="T2">M0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0.151cm" svg:height="1.539cm" svg:x="16.139cm" svg:y="5.745cm">
          <text:p text:style-name="P7"><text:span text:style-name="T2">M1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0.151cm" svg:height="1.539cm" svg:x="16.139cm" svg:y="8.784cm">
          <text:p text:style-name="P5"><text:span text:style-name="T2">Pág 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0.151cm" svg:height="1.539cm" svg:x="16.139cm" svg:y="11.93cm">
          <text:p text:style-name="P5"><text:span text:style-name="T2">Pág 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0.151cm" svg:height="1.539cm" svg:x="16.139cm" svg:y="13.469cm">
          <text:p text:style-name="P5"><text:span text:style-name="T2">Pág 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10.151cm" svg:height="1.539cm" svg:x="16.139cm" svg:y="10.362cm">
          <text:p text:style-name="P5"><text:span text:style-name="T2">Pág </text:span><text:span text:style-name="T2">2</text:span></text:p>
          <draw:enhanced-geometry svg:viewBox="0 0 21600 21600" draw:type="rectangle" draw:enhanced-path="M 0 0 L 21600 0 21600 21600 0 21600 0 0 Z N"/>
        </draw:custom-shape>
        <draw:frame draw:style-name="gr12" draw:text-style-name="P16" draw:layer="layout" svg:width="2.229cm" svg:height="3.718cm" svg:x="29.701cm" svg:y="-2.213cm">
          <draw:text-box>
            <text:p text:style-name="P15"><text:span text:style-name="T4">6</text:span></text:p>
          </draw:text-box>
        </draw:frame>
        <draw:custom-shape draw:style-name="gr15" draw:text-style-name="P21" draw:layer="layout" svg:width="10.151cm" svg:height="1.539cm" svg:x="29.062cm" svg:y="6.843cm">
          <text:p text:style-name="P5"><text:span text:style-name="T2">Pág 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0.151cm" svg:height="1.539cm" svg:x="29.062cm" svg:y="13.657cm">
          <text:p text:style-name="P5"><text:span text:style-name="T2">Pág 2</text:span></text:p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3.326cm" svg:height="3.076cm" svg:x="10.071cm" svg:y="4.605cm">
          <draw:text-box>
            <text:p><text:span text:style-name="T5"></text:span></text:p>
          </draw:text-box>
        </draw:frame>
        <draw:frame draw:style-name="gr13" draw:text-style-name="P17" draw:layer="layout" svg:width="3.326cm" svg:height="3.076cm" svg:x="10.071cm" svg:y="14.36cm">
          <draw:text-box>
            <text:p><text:span text:style-name="T5"></text:span></text:p>
          </draw:text-box>
        </draw:frame>
        <draw:frame draw:style-name="gr13" draw:text-style-name="P17" draw:layer="layout" svg:width="3.326cm" svg:height="3.076cm" svg:x="10.071cm" svg:y="15.814cm">
          <draw:text-box>
            <text:p><text:span text:style-name="T5"></text:span></text:p>
          </draw:text-box>
        </draw:frame>
        <draw:frame draw:style-name="gr13" draw:text-style-name="P20" draw:layer="layout" svg:width="3.326cm" svg:height="3.076cm" svg:x="10.071cm" svg:y="6.108cm">
          <draw:text-box>
            <text:p text:style-name="P19"><text:span text:style-name="T5"></text:span></text:p>
          </draw:text-box>
        </draw:frame>
        <draw:frame draw:style-name="gr13" draw:text-style-name="P20" draw:layer="layout" svg:width="3.326cm" svg:height="3.076cm" svg:x="36.728cm" svg:y="4.506cm">
          <draw:text-box>
            <text:p text:style-name="P19"><text:span text:style-name="T5"></text:span></text:p>
          </draw:text-box>
        </draw:frame>
        <draw:frame draw:style-name="gr13" draw:text-style-name="P20" draw:layer="layout" svg:width="3.326cm" svg:height="3.076cm" svg:x="36.728cm" svg:y="6.106cm">
          <draw:text-box>
            <text:p text:style-name="P19"><text:span text:style-name="T5"></text:span></text:p>
          </draw:text-box>
        </draw:frame>
        <draw:custom-shape draw:style-name="gr16" draw:text-style-name="P22" draw:layer="layout" svg:width="10.151cm" svg:height="1.539cm" svg:x="28.862cm" svg:y="8.182cm">
          <text:p text:style-name="P5"><text:span text:style-name="T2">Pág </text:span><text:span text:style-name="T2">4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custom-shape draw:style-name="gr1" draw:text-style-name="P1" draw:layer="layout" svg:width="1.984cm" svg:height="16.789cm" svg:x="38.203cm" svg:y="1.8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5.004cm">
          <text:p text:style-name="P3"><text:span text:style-name="T1">M7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7.907cm" svg:height="16.789cm" svg:x="1.78cm" svg:y="1.8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151cm" svg:height="1.539cm" svg:x="16.139cm" svg:y="5.7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7.245cm">
          <text:p text:style-name="P3"><text:span text:style-name="T1">M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5.004cm">
          <text:p text:style-name="P3"><text:span text:style-name="T1">M7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0.323cm">
          <text:p text:style-name="P3"><text:span text:style-name="T1">M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3.465cm">
          <text:p text:style-name="P3"><text:span text:style-name="T1">M6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1.901cm">
          <text:p text:style-name="P3"><text:span text:style-name="T1">M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8.784cm">
          <text:p text:style-name="P3"><text:span text:style-name="T1">M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0.151cm" svg:height="1.539cm" svg:x="2.383cm" svg:y="5.338cm">
          <text:p text:style-name="P5"><text:span text:style-name="T2">Pág 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0.151cm" svg:height="1.539cm" svg:x="2.383cm" svg:y="8.416cm">
          <text:p text:style-name="P5"><text:span text:style-name="T2">Pág </text:span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0.151cm" svg:height="1.539cm" svg:x="2.383cm" svg:y="9.955cm">
          <text:p text:style-name="P5"><text:span text:style-name="T2">Pág </text:span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0.151cm" svg:height="1.539cm" svg:x="2.383cm" svg:y="6.877cm">
          <text:p text:style-name="P5"><text:span text:style-name="T2">Pág 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0.151cm" svg:height="1.539cm" svg:x="16.139cm" svg:y="4.206cm">
          <text:p text:style-name="P7"><text:span text:style-name="T2">M0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0.151cm" svg:height="1.539cm" svg:x="16.139cm" svg:y="5.745cm">
          <text:p text:style-name="P7"><text:span text:style-name="T2">M1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0.151cm" svg:height="1.539cm" svg:x="2.383cm" svg:y="13.599cm">
          <text:p text:style-name="P9"><text:span text:style-name="T3">Pág 1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0.151cm" svg:height="1.539cm" svg:x="2.383cm" svg:y="15.138cm">
          <text:p text:style-name="P5"><text:span text:style-name="T2">Pág 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0.151cm" svg:height="1.539cm" svg:x="2.383cm" svg:y="16.677cm">
          <text:p text:style-name="P5"><text:span text:style-name="T2">Pág 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0.151cm" svg:height="1.539cm" svg:x="2.383cm" svg:y="12.099cm">
          <text:p text:style-name="P9"><text:span text:style-name="T3">Pág 0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0.151cm" svg:height="1.539cm" svg:x="2.383cm" svg:y="3.799cm">
          <text:p text:style-name="P9"><text:span text:style-name="T3">Pág 1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0.151cm" svg:height="1.539cm" svg:x="2.383cm" svg:y="2.299cm">
          <text:p text:style-name="P9"><text:span text:style-name="T3">Pág 0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0.151cm" svg:height="1.539cm" svg:x="29.062cm" svg:y="3.765cm">
          <text:p text:style-name="P9"><text:span text:style-name="T3">Pág 1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10.151cm" svg:height="1.539cm" svg:x="29.062cm" svg:y="5.304cm">
          <text:p text:style-name="P5"><text:span text:style-name="T2">Pág 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10.151cm" svg:height="1.539cm" svg:x="16.139cm" svg:y="15.004cm">
          <text:p text:style-name="P5"><text:span text:style-name="T2">Pág 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0.151cm" svg:height="1.539cm" svg:x="29.062cm" svg:y="2.265cm">
          <text:p text:style-name="P9"><text:span text:style-name="T3">Pág 0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0.151cm" svg:height="1.539cm" svg:x="29.062cm" svg:y="13.65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0.151cm" svg:height="1.539cm" svg:x="29.062cm" svg:y="16.7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0.151cm" svg:height="1.539cm" svg:x="29.062cm" svg:y="15.19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0.151cm" svg:height="1.539cm" svg:x="29.062cm" svg:y="12.118cm">
          <text:p text:style-name="P9"><text:span text:style-name="T3">Intercambio</text:span></text:p>
          <draw:enhanced-geometry svg:viewBox="0 0 21600 21600" draw:type="rectangle" draw:enhanced-path="M 0 0 L 21600 0 21600 21600 0 21600 0 0 Z N"/>
        </draw:custom-shape>
        <draw:connector draw:style-name="gr9" draw:text-style-name="P13" draw:layer="layout" draw:type="line" svg:x1="14.492cm" svg:y1="-7.833cm" svg:x2="18.097cm" svg:y2="-5.926cm" svg:d="M14492-7833l3605 1907" svg:viewBox="0 0 3606 1908">
          <text:p/>
        </draw:connector>
        <draw:connector draw:style-name="gr9" draw:text-style-name="P13" draw:layer="layout" draw:type="line" svg:x1="14.492cm" svg:y1="-6.333cm" svg:x2="18.097cm" svg:y2="-4.387cm" svg:d="M14492-6333l3605 1946" svg:viewBox="0 0 3606 1947">
          <text:p/>
        </draw:connector>
        <draw:connector draw:style-name="gr9" draw:text-style-name="P13" draw:layer="layout" draw:type="line" svg:x1="15.454cm" svg:y1="-0.535cm" svg:x2="19.059cm" svg:y2="-8.428cm" svg:d="M15454-535l3605-7893" svg:viewBox="0 0 3606 7894">
          <text:p/>
        </draw:connector>
        <draw:connector draw:style-name="gr9" draw:text-style-name="P13" draw:layer="layout" draw:type="line" svg:x1="17.33cm" svg:y1="-0.285cm" svg:x2="20.935cm" svg:y2="-8.139cm" svg:d="M17330-285l3605-7854" svg:viewBox="0 0 3606 7855">
          <text:p/>
        </draw:connector>
        <draw:connector draw:style-name="gr9" draw:text-style-name="P13" draw:layer="layout" draw:type="line" svg:x1="25.516cm" svg:y1="-0.554cm" svg:x2="22.744cm" svg:y2="-6.927cm" svg:d="M25516-554l-2772-6373" svg:viewBox="0 0 2773 6374">
          <text:p/>
        </draw:connector>
        <draw:connector draw:style-name="gr9" draw:text-style-name="P13" draw:layer="layout" draw:type="line" svg:x1="25.516cm" svg:y1="-2.054cm" svg:x2="22.744cm" svg:y2="-8.466cm" svg:d="M25516-2054l-2772-6412" svg:viewBox="0 0 2773 6413">
          <text:p/>
        </draw:connector>
        <draw:custom-shape draw:style-name="gr3" draw:text-style-name="P2" draw:layer="layout" svg:width="10.151cm" svg:height="1.539cm" svg:x="16.139cm" svg:y="5.7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7.245cm">
          <text:p text:style-name="P3"><text:span text:style-name="T1">M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0.323cm">
          <text:p text:style-name="P3"><text:span text:style-name="T1">M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3.465cm">
          <text:p text:style-name="P3"><text:span text:style-name="T1">M6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1.901cm">
          <text:p text:style-name="P3"><text:span text:style-name="T1">M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8.784cm">
          <text:p text:style-name="P3"><text:span text:style-name="T1">M3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0.151cm" svg:height="1.539cm" svg:x="16.139cm" svg:y="4.206cm">
          <text:p text:style-name="P7"><text:span text:style-name="T2">M0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0.151cm" svg:height="1.539cm" svg:x="16.139cm" svg:y="5.745cm">
          <text:p text:style-name="P7"><text:span text:style-name="T2">M1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0.151cm" svg:height="1.539cm" svg:x="16.139cm" svg:y="8.784cm">
          <text:p text:style-name="P5"><text:span text:style-name="T2">Pág 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0.151cm" svg:height="1.539cm" svg:x="16.139cm" svg:y="11.93cm">
          <text:p text:style-name="P5"><text:span text:style-name="T2">Pág 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0.151cm" svg:height="1.539cm" svg:x="16.139cm" svg:y="13.469cm">
          <text:p text:style-name="P5"><text:span text:style-name="T2">Pág 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10.151cm" svg:height="1.539cm" svg:x="16.139cm" svg:y="10.362cm">
          <text:p text:style-name="P5"><text:span text:style-name="T2">Pág </text:span><text:span text:style-name="T2">2</text:span></text:p>
          <draw:enhanced-geometry svg:viewBox="0 0 21600 21600" draw:type="rectangle" draw:enhanced-path="M 0 0 L 21600 0 21600 21600 0 21600 0 0 Z N"/>
        </draw:custom-shape>
        <draw:frame draw:style-name="gr12" draw:text-style-name="P16" draw:layer="layout" svg:width="2.229cm" svg:height="3.718cm" svg:x="29.701cm" svg:y="-2.213cm">
          <draw:text-box>
            <text:p text:style-name="P15"><text:span text:style-name="T4">7</text:span></text:p>
          </draw:text-box>
        </draw:frame>
        <draw:custom-shape draw:style-name="gr15" draw:text-style-name="P21" draw:layer="layout" svg:width="10.151cm" svg:height="1.539cm" svg:x="29.062cm" svg:y="6.843cm">
          <text:p text:style-name="P5"><text:span text:style-name="T2">Pág 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0.151cm" svg:height="1.539cm" svg:x="29.062cm" svg:y="13.657cm">
          <text:p text:style-name="P5"><text:span text:style-name="T2">Pág 2</text:span></text:p>
          <draw:enhanced-geometry svg:viewBox="0 0 21600 21600" draw:type="rectangle" draw:enhanced-path="M 0 0 L 21600 0 21600 21600 0 21600 0 0 Z N"/>
        </draw:custom-shape>
        <draw:frame draw:style-name="gr12" draw:text-style-name="P24" draw:layer="layout" svg:width="2.195cm" svg:height="1.945cm" svg:x="10.527cm" svg:y="5.138cm">
          <draw:text-box>
            <text:p text:style-name="P23"><text:span text:style-name="T6"></text:span></text:p>
          </draw:text-box>
        </draw:frame>
        <draw:frame draw:style-name="gr13" draw:text-style-name="P17" draw:layer="layout" svg:width="3.326cm" svg:height="3.076cm" svg:x="10.072cm" svg:y="14.36cm">
          <draw:text-box>
            <text:p><text:span text:style-name="T5"></text:span></text:p>
          </draw:text-box>
        </draw:frame>
        <draw:frame draw:style-name="gr13" draw:text-style-name="P17" draw:layer="layout" svg:width="3.326cm" svg:height="3.076cm" svg:x="10.072cm" svg:y="15.814cm">
          <draw:text-box>
            <text:p><text:span text:style-name="T5"></text:span></text:p>
          </draw:text-box>
        </draw:frame>
        <draw:frame draw:style-name="gr13" draw:text-style-name="P20" draw:layer="layout" svg:width="3.326cm" svg:height="3.076cm" svg:x="10.072cm" svg:y="6.108cm">
          <draw:text-box>
            <text:p text:style-name="P19"><text:span text:style-name="T5"></text:span></text:p>
          </draw:text-box>
        </draw:frame>
        <draw:frame draw:style-name="gr13" draw:text-style-name="P20" draw:layer="layout" svg:width="3.326cm" svg:height="3.076cm" svg:x="36.729cm" svg:y="4.506cm">
          <draw:text-box>
            <text:p text:style-name="P19"><text:span text:style-name="T5"></text:span></text:p>
          </draw:text-box>
        </draw:frame>
        <draw:frame draw:style-name="gr13" draw:text-style-name="P20" draw:layer="layout" svg:width="3.326cm" svg:height="3.076cm" svg:x="36.729cm" svg:y="6.106cm">
          <draw:text-box>
            <text:p text:style-name="P19"><text:span text:style-name="T5"></text:span></text:p>
          </draw:text-box>
        </draw:frame>
        <draw:custom-shape draw:style-name="gr16" draw:text-style-name="P22" draw:layer="layout" svg:width="10.151cm" svg:height="1.539cm" svg:x="28.862cm" svg:y="8.182cm">
          <text:p text:style-name="P5"><text:span text:style-name="T2">Pág </text:span><text:span text:style-name="T2">4</text:span>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custom-shape draw:style-name="gr1" draw:text-style-name="P1" draw:layer="layout" svg:width="1.984cm" svg:height="16.789cm" svg:x="38.203cm" svg:y="1.8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5.004cm">
          <text:p text:style-name="P3"><text:span text:style-name="T1">M7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7.907cm" svg:height="16.789cm" svg:x="1.78cm" svg:y="1.8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151cm" svg:height="1.539cm" svg:x="16.139cm" svg:y="5.7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7.245cm">
          <text:p text:style-name="P3"><text:span text:style-name="T1">M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5.004cm">
          <text:p text:style-name="P3"><text:span text:style-name="T1">M7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0.323cm">
          <text:p text:style-name="P3"><text:span text:style-name="T1">M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3.465cm">
          <text:p text:style-name="P3"><text:span text:style-name="T1">M6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1.901cm">
          <text:p text:style-name="P3"><text:span text:style-name="T1">M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8.784cm">
          <text:p text:style-name="P3"><text:span text:style-name="T1">M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0.151cm" svg:height="1.539cm" svg:x="2.383cm" svg:y="5.338cm">
          <text:p text:style-name="P5"><text:span text:style-name="T2">Pág 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0.151cm" svg:height="1.539cm" svg:x="2.383cm" svg:y="8.416cm">
          <text:p text:style-name="P5"><text:span text:style-name="T2">Pág </text:span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0.151cm" svg:height="1.539cm" svg:x="2.383cm" svg:y="9.955cm">
          <text:p text:style-name="P5"><text:span text:style-name="T2">Pág </text:span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0.151cm" svg:height="1.539cm" svg:x="2.383cm" svg:y="6.877cm">
          <text:p text:style-name="P5"><text:span text:style-name="T2">Pág 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0.151cm" svg:height="1.539cm" svg:x="16.139cm" svg:y="4.206cm">
          <text:p text:style-name="P7"><text:span text:style-name="T2">M0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0.151cm" svg:height="1.539cm" svg:x="16.139cm" svg:y="5.745cm">
          <text:p text:style-name="P7"><text:span text:style-name="T2">M1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0.151cm" svg:height="1.539cm" svg:x="2.383cm" svg:y="13.599cm">
          <text:p text:style-name="P9"><text:span text:style-name="T3">Pág 1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0.151cm" svg:height="1.539cm" svg:x="2.383cm" svg:y="15.138cm">
          <text:p text:style-name="P5"><text:span text:style-name="T2">Pág 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0.151cm" svg:height="1.539cm" svg:x="2.383cm" svg:y="16.677cm">
          <text:p text:style-name="P5"><text:span text:style-name="T2">Pág 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0.151cm" svg:height="1.539cm" svg:x="2.383cm" svg:y="12.099cm">
          <text:p text:style-name="P9"><text:span text:style-name="T3">Pág 0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0.151cm" svg:height="1.539cm" svg:x="2.383cm" svg:y="3.799cm">
          <text:p text:style-name="P9"><text:span text:style-name="T3">Pág 1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0.151cm" svg:height="1.539cm" svg:x="2.383cm" svg:y="2.299cm">
          <text:p text:style-name="P9"><text:span text:style-name="T3">Pág 0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0.151cm" svg:height="1.539cm" svg:x="29.062cm" svg:y="3.765cm">
          <text:p text:style-name="P9"><text:span text:style-name="T3">Pág 1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10.151cm" svg:height="1.539cm" svg:x="29.062cm" svg:y="5.304cm">
          <text:p text:style-name="P5"><text:span text:style-name="T2">Pág 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10.151cm" svg:height="1.539cm" svg:x="16.139cm" svg:y="15.004cm">
          <text:p text:style-name="P5"><text:span text:style-name="T2">Pág 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0.151cm" svg:height="1.539cm" svg:x="29.062cm" svg:y="2.265cm">
          <text:p text:style-name="P9"><text:span text:style-name="T3">Pág 0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0.151cm" svg:height="1.539cm" svg:x="29.062cm" svg:y="13.65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0.151cm" svg:height="1.539cm" svg:x="29.062cm" svg:y="16.7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0.151cm" svg:height="1.539cm" svg:x="29.062cm" svg:y="15.19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0.151cm" svg:height="1.539cm" svg:x="29.062cm" svg:y="12.118cm">
          <text:p text:style-name="P9"><text:span text:style-name="T3">Intercambio</text:span></text:p>
          <draw:enhanced-geometry svg:viewBox="0 0 21600 21600" draw:type="rectangle" draw:enhanced-path="M 0 0 L 21600 0 21600 21600 0 21600 0 0 Z N"/>
        </draw:custom-shape>
        <draw:connector draw:style-name="gr9" draw:text-style-name="P13" draw:layer="layout" draw:type="line" svg:x1="14.492cm" svg:y1="-7.833cm" svg:x2="18.097cm" svg:y2="-5.926cm" svg:d="M14492-7833l3605 1907" svg:viewBox="0 0 3606 1908">
          <text:p/>
        </draw:connector>
        <draw:connector draw:style-name="gr9" draw:text-style-name="P13" draw:layer="layout" draw:type="line" svg:x1="14.492cm" svg:y1="-6.333cm" svg:x2="18.097cm" svg:y2="-4.387cm" svg:d="M14492-6333l3605 1946" svg:viewBox="0 0 3606 1947">
          <text:p/>
        </draw:connector>
        <draw:connector draw:style-name="gr9" draw:text-style-name="P13" draw:layer="layout" draw:type="line" svg:x1="15.454cm" svg:y1="-0.535cm" svg:x2="19.059cm" svg:y2="-8.428cm" svg:d="M15454-535l3605-7893" svg:viewBox="0 0 3606 7894">
          <text:p/>
        </draw:connector>
        <draw:connector draw:style-name="gr9" draw:text-style-name="P13" draw:layer="layout" draw:type="line" svg:x1="17.33cm" svg:y1="-0.285cm" svg:x2="20.935cm" svg:y2="-8.139cm" svg:d="M17330-285l3605-7854" svg:viewBox="0 0 3606 7855">
          <text:p/>
        </draw:connector>
        <draw:connector draw:style-name="gr9" draw:text-style-name="P13" draw:layer="layout" draw:type="line" svg:x1="25.516cm" svg:y1="-0.554cm" svg:x2="22.744cm" svg:y2="-6.927cm" svg:d="M25516-554l-2772-6373" svg:viewBox="0 0 2773 6374">
          <text:p/>
        </draw:connector>
        <draw:connector draw:style-name="gr9" draw:text-style-name="P13" draw:layer="layout" draw:type="line" svg:x1="25.516cm" svg:y1="-2.054cm" svg:x2="22.744cm" svg:y2="-8.466cm" svg:d="M25516-2054l-2772-6412" svg:viewBox="0 0 2773 6413">
          <text:p/>
        </draw:connector>
        <draw:custom-shape draw:style-name="gr3" draw:text-style-name="P2" draw:layer="layout" svg:width="10.151cm" svg:height="1.539cm" svg:x="16.139cm" svg:y="5.7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7.245cm">
          <text:p text:style-name="P3"><text:span text:style-name="T1">M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0.323cm">
          <text:p text:style-name="P3"><text:span text:style-name="T1">M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3.465cm">
          <text:p text:style-name="P3"><text:span text:style-name="T1">M6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1.901cm">
          <text:p text:style-name="P3"><text:span text:style-name="T1">M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8.784cm">
          <text:p text:style-name="P3"><text:span text:style-name="T1">M3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0.151cm" svg:height="1.539cm" svg:x="16.139cm" svg:y="4.206cm">
          <text:p text:style-name="P7"><text:span text:style-name="T2">M0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0.151cm" svg:height="1.539cm" svg:x="16.139cm" svg:y="5.745cm">
          <text:p text:style-name="P7"><text:span text:style-name="T2">M1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0.151cm" svg:height="1.539cm" svg:x="16.139cm" svg:y="8.784cm">
          <text:p text:style-name="P5"><text:span text:style-name="T2">Pág 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0.151cm" svg:height="1.539cm" svg:x="16.139cm" svg:y="11.93cm">
          <text:p text:style-name="P5"><text:span text:style-name="T2">Pág 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0.151cm" svg:height="1.539cm" svg:x="16.139cm" svg:y="13.469cm">
          <text:p text:style-name="P5"><text:span text:style-name="T2">Pág 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10.151cm" svg:height="1.539cm" svg:x="16.139cm" svg:y="10.362cm">
          <text:p text:style-name="P5"><text:span text:style-name="T2">Pág 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10.151cm" svg:height="1.539cm" svg:x="29.062cm" svg:y="6.843cm">
          <text:p text:style-name="P5"><text:span text:style-name="T2">Pág 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0.151cm" svg:height="1.539cm" svg:x="29.062cm" svg:y="13.657cm">
          <text:p text:style-name="P5"><text:span text:style-name="T2">Pág 2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10.151cm" svg:height="1.539cm" svg:x="29.062cm" svg:y="8.382cm">
          <text:p text:style-name="P5"><text:span text:style-name="T2">Pág </text:span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10.151cm" svg:height="1.539cm" svg:x="16.139cm" svg:y="7.284cm">
          <text:p text:style-name="P5"><text:span text:style-name="T2">Pág </text:span><text:span text:style-name="T2">4</text:span></text:p>
          <draw:enhanced-geometry svg:viewBox="0 0 21600 21600" draw:type="rectangle" draw:enhanced-path="M 0 0 L 21600 0 21600 21600 0 21600 0 0 Z N"/>
        </draw:custom-shape>
        <draw:frame draw:style-name="gr12" draw:text-style-name="P25" draw:layer="layout" svg:width="2.195cm" svg:height="1.945cm" svg:x="10.528cm" svg:y="5.138cm">
          <draw:text-box>
            <text:p text:style-name="P23"><text:span text:style-name="T6"></text:span></text:p>
          </draw:text-box>
        </draw:frame>
        <draw:frame draw:style-name="gr13" draw:text-style-name="P17" draw:layer="layout" svg:width="3.326cm" svg:height="3.076cm" svg:x="10.073cm" svg:y="14.36cm">
          <draw:text-box>
            <text:p><text:span text:style-name="T5"></text:span></text:p>
          </draw:text-box>
        </draw:frame>
        <draw:frame draw:style-name="gr13" draw:text-style-name="P17" draw:layer="layout" svg:width="3.326cm" svg:height="3.076cm" svg:x="10.073cm" svg:y="15.814cm">
          <draw:text-box>
            <text:p><text:span text:style-name="T5"></text:span></text:p>
          </draw:text-box>
        </draw:frame>
        <draw:frame draw:style-name="gr13" draw:text-style-name="P20" draw:layer="layout" svg:width="3.326cm" svg:height="3.076cm" svg:x="10.073cm" svg:y="6.108cm">
          <draw:text-box>
            <text:p text:style-name="P19"><text:span text:style-name="T5"></text:span></text:p>
          </draw:text-box>
        </draw:frame>
        <draw:frame draw:style-name="gr13" draw:text-style-name="P20" draw:layer="layout" svg:width="3.326cm" svg:height="3.076cm" svg:x="36.73cm" svg:y="4.506cm">
          <draw:text-box>
            <text:p text:style-name="P19"><text:span text:style-name="T5"></text:span></text:p>
          </draw:text-box>
        </draw:frame>
        <draw:frame draw:style-name="gr13" draw:text-style-name="P20" draw:layer="layout" svg:width="3.326cm" svg:height="3.076cm" svg:x="36.73cm" svg:y="6.106cm">
          <draw:text-box>
            <text:p text:style-name="P19"><text:span text:style-name="T5"></text:span></text:p>
          </draw:text-box>
        </draw:frame>
        <draw:frame draw:style-name="gr13" draw:text-style-name="P20" draw:layer="layout" svg:width="3.326cm" svg:height="3.076cm" svg:x="36.73cm" svg:y="7.606cm">
          <draw:text-box>
            <text:p text:style-name="P19"><text:span text:style-name="T5">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adornments="Regular" style:font-charset="x-symbol"/>
    <style:font-face style:name="Liberation Mono" svg:font-family="'Liberation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o Grosclaude</meta:initial-creator>
    <meta:creation-date>2016-06-06T18:07:27.966846289</meta:creation-date>
    <dc:date>2016-06-06T21:09:07.043974993</dc:date>
    <dc:creator>Eduardo Grosclaude</dc:creator>
    <meta:editing-duration>PT2H35M42S</meta:editing-duration>
    <meta:editing-cycles>13</meta:editing-cycles>
    <meta:generator>LibreOffice/5.0.4.2$Linux_X86_64 LibreOffice_project/2b9802c1994aa0b7dc6079e128979269cf95bc78</meta:generator>
    <meta:document-statistic meta:object-count="459"/>
  </office:meta>
</office:document-meta>
</file>